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853cm"/>
    </style:style>
    <style:style style:name="co3" style:family="table-column">
      <style:table-column-properties fo:break-before="auto" style:column-width="40.737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0101-9163</text:p>
          </table:table-cell>
          <table:table-cell office:value-type="string">
            <text:p>MEDICINA VETERINÁRIA <text:s text:c="29"/></text:p>
          </table:table-cell>
          <table:table-cell office:value-type="string">
            <text:p>A Hora Veterin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9-1775</text:p>
          </table:table-cell>
          <table:table-cell office:value-type="string">
            <text:p>MEDICINA VETERINÁRIA <text:s text:c="29"/></text:p>
          </table:table-cell>
          <table:table-cell office:value-type="string">
            <text:p>Accreditation and Quality Assura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Amazo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326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Biologica Venezue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Cirúrgic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674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Cirúrgica Brasileir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Farmacéutica Bonaeren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2821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Parasitolo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583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Protozoologica (Dru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16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Scientiae Veterinaria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345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Scientiae Veterinariae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Scientiarum (UEM) (Cessou em 200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Scientiarum. Animal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83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Scientiarum. Biological Scienc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3X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Scientiarum. Biological Scienc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Scientiarum.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636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Scientiarum. Zootechn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Trop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484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Veterinaria Brasilica (UFER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13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Veterinaria Brno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6290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Veterinaria Hungarica (198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3X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Virologica (English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272</text:p>
          </table:table-cell>
          <table:table-cell office:value-type="string">
            <text:p>MEDICINA VETERINÁRIA <text:s text:c="29"/></text:p>
          </table:table-cell>
          <table:table-cell office:value-type="string">
            <text:p>Acta Zoologica (Stockhol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5284</text:p>
          </table:table-cell>
          <table:table-cell office:value-type="string">
            <text:p>MEDICINA VETERINÁRIA <text:s text:c="29"/></text:p>
          </table:table-cell>
          <table:table-cell office:value-type="string">
            <text:p>Acupuncture in Medi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9718</text:p>
          </table:table-cell>
          <table:table-cell office:value-type="string">
            <text:p>MEDICINA VETERINÁRIA <text:s text:c="29"/></text:p>
          </table:table-cell>
          <table:table-cell office:value-type="string">
            <text:p>Aging Cell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MEDICINA VETERINÁRIA <text:s text:c="29"/></text:p>
          </table:table-cell>
          <table:table-cell office:value-type="string">
            <text:p>Agrária (Recif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55</text:p>
          </table:table-cell>
          <table:table-cell office:value-type="string">
            <text:p>MEDICINA VETERINÁRIA <text:s text:c="29"/></text:p>
          </table:table-cell>
          <table:table-cell office:value-type="string">
            <text:p>Alimentaria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MEDICINA VETERINÁRIA <text:s text:c="29"/></text:p>
          </table:table-cell>
          <table:table-cell office:value-type="string">
            <text:p>Alimentos e Nutrição (UNESP. Mari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555</text:p>
          </table:table-cell>
          <table:table-cell office:value-type="string">
            <text:p>MEDICINA VETERINÁRIA <text:s text:c="29"/></text:p>
          </table:table-cell>
          <table:table-cell office:value-type="string">
            <text:p>American Journal of Animal and Veterinary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563</text:p>
          </table:table-cell>
          <table:table-cell office:value-type="string">
            <text:p>MEDICINA VETERINÁRIA <text:s text:c="29"/></text:p>
          </table:table-cell>
          <table:table-cell office:value-type="string">
            <text:p>American Journal of Animal and Veterinary Scienc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3468</text:p>
          </table:table-cell>
          <table:table-cell office:value-type="string">
            <text:p>MEDICINA VETERINÁRIA <text:s text:c="29"/></text:p>
          </table:table-cell>
          <table:table-cell office:value-type="string">
            <text:p>American Journal of Biochemistry and Biotechn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199X</text:p>
          </table:table-cell>
          <table:table-cell office:value-type="string">
            <text:p>MEDICINA VETERINÁRIA <text:s text:c="29"/></text:p>
          </table:table-cell>
          <table:table-cell office:value-type="string">
            <text:p>American Journal of Contact Dermatitis (Cessou em 2003. Cont. ISSN 1710-3568 Dermatit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43</text:p>
          </table:table-cell>
          <table:table-cell office:value-type="string">
            <text:p>MEDICINA VETERINÁRIA <text:s text:c="29"/></text:p>
          </table:table-cell>
          <table:table-cell office:value-type="string">
            <text:p>American Journal of Physiology. Cel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2565</text:p>
          </table:table-cell>
          <table:table-cell office:value-type="string">
            <text:p>MEDICINA VETERINÁRIA <text:s text:c="29"/></text:p>
          </table:table-cell>
          <table:table-cell office:value-type="string">
            <text:p>American Journal of Pri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45</text:p>
          </table:table-cell>
          <table:table-cell office:value-type="string">
            <text:p>MEDICINA VETERINÁRIA <text:s text:c="29"/></text:p>
          </table:table-cell>
          <table:table-cell office:value-type="string">
            <text:p>American Journal of Veterinar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9964</text:p>
          </table:table-cell>
          <table:table-cell office:value-type="string">
            <text:p>MEDICINA VETERINÁRIA <text:s text:c="29"/></text:p>
          </table:table-cell>
          <table:table-cell office:value-type="string">
            <text:p>Anaerobe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MEDICINA VETERINÁRIA <text:s text:c="29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MEDICINA VETERINÁRIA <text:s text:c="29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5434</text:p>
          </table:table-cell>
          <table:table-cell office:value-type="string">
            <text:p>MEDICINA VETERINÁRIA <text:s text:c="29"/></text:p>
          </table:table-cell>
          <table:table-cell office:value-type="string">
            <text:p>Anales de Veterinaria de Mur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096</text:p>
          </table:table-cell>
          <table:table-cell office:value-type="string">
            <text:p>MEDICINA VETERINÁRIA <text:s text:c="29"/></text:p>
          </table:table-cell>
          <table:table-cell office:value-type="string">
            <text:p>Anatomia, Histologia, Embryolog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6970</text:p>
          </table:table-cell>
          <table:table-cell office:value-type="string">
            <text:p>MEDICINA VETERINÁRIA <text:s text:c="29"/></text:p>
          </table:table-cell>
          <table:table-cell office:value-type="string">
            <text:p>Angiogenesis (Londo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5398</text:p>
          </table:table-cell>
          <table:table-cell office:value-type="string">
            <text:p>MEDICINA VETERINÁRIA <text:s text:c="29"/></text:p>
          </table:table-cell>
          <table:table-cell office:value-type="string">
            <text:p>Animal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401</text:p>
          </table:table-cell>
          <table:table-cell office:value-type="string">
            <text:p>MEDICINA VETERINÁRIA <text:s text:c="29"/></text:p>
          </table:table-cell>
          <table:table-cell office:value-type="string">
            <text:p>Animal Feed Science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4-2339</text:p>
          </table:table-cell>
          <table:table-cell office:value-type="string">
            <text:p>MEDICINA VETERINÁRIA <text:s text:c="29"/></text:p>
          </table:table-cell>
          <table:table-cell office:value-type="string">
            <text:p>Animal Genetic Resources Inform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9146</text:p>
          </table:table-cell>
          <table:table-cell office:value-type="string">
            <text:p>MEDICINA VETERINÁRIA <text:s text:c="29"/></text:p>
          </table:table-cell>
          <table:table-cell office:value-type="string">
            <text:p>Animal Gene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614</text:p>
          </table:table-cell>
          <table:table-cell office:value-type="string">
            <text:p>MEDICINA VETERINÁRIA <text:s text:c="29"/></text:p>
          </table:table-cell>
          <table:table-cell office:value-type="string">
            <text:p>Animal Reprodu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MEDICINA VETERINÁRIA <text:s text:c="29"/></text:p>
          </table:table-cell>
          <table:table-cell office:value-type="string">
            <text:p>Animal Reproduction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3941</text:p>
          </table:table-cell>
          <table:table-cell office:value-type="string">
            <text:p>MEDICINA VETERINÁRIA <text:s text:c="29"/></text:p>
          </table:table-cell>
          <table:table-cell office:value-type="string">
            <text:p>Animal Science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9602</text:p>
          </table:table-cell>
          <table:table-cell office:value-type="string">
            <text:p>MEDICINA VETERINÁRIA <text:s text:c="29"/></text:p>
          </table:table-cell>
          <table:table-cell office:value-type="string">
            <text:p>Annals of Anatom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7-8923</text:p>
          </table:table-cell>
          <table:table-cell office:value-type="string">
            <text:p>MEDICINA VETERINÁRIA <text:s text:c="29"/></text:p>
          </table:table-cell>
          <table:table-cell office:value-type="string">
            <text:p>Annals of the New York Academy of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83</text:p>
          </table:table-cell>
          <table:table-cell office:value-type="string">
            <text:p>MEDICINA VETERINÁRIA <text:s text:c="29"/></text:p>
          </table:table-cell>
          <table:table-cell office:value-type="string">
            <text:p>Annals of Tropical Medicine and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04</text:p>
          </table:table-cell>
          <table:table-cell office:value-type="string">
            <text:p>MEDICINA VETERINÁRIA <text:s text:c="29"/></text:p>
          </table:table-cell>
          <table:table-cell office:value-type="string">
            <text:p>Antimicrobial Agents and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3542</text:p>
          </table:table-cell>
          <table:table-cell office:value-type="string">
            <text:p>MEDICINA VETERINÁRIA <text:s text:c="29"/></text:p>
          </table:table-cell>
          <table:table-cell office:value-type="string">
            <text:p>Antivir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MEDICINA VETERINÁRIA <text:s text:c="29"/></text:p>
          </table:table-cell>
          <table:table-cell office:value-type="string">
            <text:p>Antonie van Leeuwenhoek (Gedruk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MEDICINA VETERINÁRIA <text:s text:c="29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591</text:p>
          </table:table-cell>
          <table:table-cell office:value-type="string">
            <text:p>MEDICINA VETERINÁRIA <text:s text:c="29"/></text:p>
          </table:table-cell>
          <table:table-cell office:value-type="string">
            <text:p>Applied Animal Behaviour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1317</text:p>
          </table:table-cell>
          <table:table-cell office:value-type="string">
            <text:p>MEDICINA VETERINÁRIA <text:s text:c="29"/></text:p>
          </table:table-cell>
          <table:table-cell office:value-type="string">
            <text:p>Applied Clay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MEDICINA VETERINÁRIA <text:s text:c="29"/></text:p>
          </table:table-cell>
          <table:table-cell office:value-type="string">
            <text:p>Applied Microbiology and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MEDICINA VETERINÁRIA <text:s text:c="29"/></text:p>
          </table:table-cell>
          <table:table-cell office:value-type="string">
            <text:p>Aquacultur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557X</text:p>
          </table:table-cell>
          <table:table-cell office:value-type="string">
            <text:p>MEDICINA VETERINÁRIA <text:s text:c="29"/></text:p>
          </table:table-cell>
          <table:table-cell office:value-type="string">
            <text:p>Aquacultur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011</text:p>
          </table:table-cell>
          <table:table-cell office:value-type="string">
            <text:p>MEDICINA VETERINÁRIA <text:s text:c="29"/></text:p>
          </table:table-cell>
          <table:table-cell office:value-type="string">
            <text:p>ARBS. Annual Review of Biomedical Scienc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8933</text:p>
          </table:table-cell>
          <table:table-cell office:value-type="string">
            <text:p>MEDICINA VETERINÁRIA <text:s text:c="29"/></text:p>
          </table:table-cell>
          <table:table-cell office:value-type="string">
            <text:p>Archives of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3455</text:p>
          </table:table-cell>
          <table:table-cell office:value-type="string">
            <text:p>MEDICINA VETERINÁRIA <text:s text:c="29"/></text:p>
          </table:table-cell>
          <table:table-cell office:value-type="string">
            <text:p>Archives of Physiology an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MEDICINA VETERINÁRIA <text:s text:c="29"/></text:p>
          </table:table-cell>
          <table:table-cell office:value-type="string">
            <text:p>Archives of Veterinary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8608</text:p>
          </table:table-cell>
          <table:table-cell office:value-type="string">
            <text:p>MEDICINA VETERINÁRIA <text:s text:c="29"/></text:p>
          </table:table-cell>
          <table:table-cell office:value-type="string">
            <text:p>Archives of Vi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732X</text:p>
          </table:table-cell>
          <table:table-cell office:value-type="string">
            <text:p>MEDICINA VETERINÁRIA <text:s text:c="29"/></text:p>
          </table:table-cell>
          <table:table-cell office:value-type="string">
            <text:p>Archivos de Medicina Veterinaria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592</text:p>
          </table:table-cell>
          <table:table-cell office:value-type="string">
            <text:p>MEDICINA VETERINÁRIA <text:s text:c="29"/></text:p>
          </table:table-cell>
          <table:table-cell office:value-type="string">
            <text:p>Archivos de Zootec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01</text:p>
          </table:table-cell>
          <table:table-cell office:value-type="string">
            <text:p>MEDICINA VETERINÁRIA <text:s text:c="29"/></text:p>
          </table:table-cell>
          <table:table-cell office:value-type="string">
            <text:p>Archivos Latinoamericanos de Producción Anim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230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(Faculdade de Veterinária, UFRGS) (Cessou em 2001. Cont. ISSN 1678-0345 Acta Scientiae Veterinariae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49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da APADEC (Cessou em 2005. Cont. ISSN 1980-959X Arquivos do Mud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597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da Escola de Medicina Veterinaria da Universidade Federal da Bahia (Cessou em 1998. Cont. ISSN 1519-9940 Revista Brasileira de Saúde e Produção Anim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167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de Ciências Veterinárias e Zoologia da UNIPA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de Neuro-Psiqu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do Instituto Biológic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657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do Instituto Biológico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59X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do Mudi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MEDICINA VETERINÁRIA <text:s text:c="29"/></text:p>
          </table:table-cell>
          <table:table-cell office:value-type="string">
            <text:p>Arquivos Médicos do ABC (Cessou em 2007. Cont. ISSN 1983-2451 Arquivos Brasileiros de Ciências da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380</text:p>
          </table:table-cell>
          <table:table-cell office:value-type="string">
            <text:p>MEDICINA VETERINÁRIA <text:s text:c="29"/></text:p>
          </table:table-cell>
          <table:table-cell office:value-type="string">
            <text:p>ARS Veteriná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6-991X</text:p>
          </table:table-cell>
          <table:table-cell office:value-type="string">
            <text:p>MEDICINA VETERINÁRIA <text:s text:c="29"/></text:p>
          </table:table-cell>
          <table:table-cell office:value-type="string">
            <text:p>Asian Wild Pig News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0423</text:p>
          </table:table-cell>
          <table:table-cell office:value-type="string">
            <text:p>MEDICINA VETERINÁRIA <text:s text:c="29"/></text:p>
          </table:table-cell>
          <table:table-cell office:value-type="string">
            <text:p>Australian Veterinar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MEDICINA VETERINÁRIA <text:s text:c="29"/></text:p>
          </table:table-cell>
          <table:table-cell office:value-type="string">
            <text:p>Autonomic Neuroscience: Basic &amp; Clinic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077</text:p>
          </table:table-cell>
          <table:table-cell office:value-type="string">
            <text:p>MEDICINA VETERINÁRIA <text:s text:c="29"/></text:p>
          </table:table-cell>
          <table:table-cell office:value-type="string">
            <text:p>Avaliação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260X</text:p>
          </table:table-cell>
          <table:table-cell office:value-type="string">
            <text:p>MEDICINA VETERINÁRIA <text:s text:c="29"/></text:p>
          </table:table-cell>
          <table:table-cell office:value-type="string">
            <text:p>Avances en Ciencias Veterinar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5-2086</text:p>
          </table:table-cell>
          <table:table-cell office:value-type="string">
            <text:p>MEDICINA VETERINÁRIA <text:s text:c="29"/></text:p>
          </table:table-cell>
          <table:table-cell office:value-type="string">
            <text:p>Avian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9457</text:p>
          </table:table-cell>
          <table:table-cell office:value-type="string">
            <text:p>MEDICINA VETERINÁRIA <text:s text:c="29"/></text:p>
          </table:table-cell>
          <table:table-cell office:value-type="string">
            <text:p>Avian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05</text:p>
          </table:table-cell>
          <table:table-cell office:value-type="string">
            <text:p>MEDICINA VETERINÁRIA <text:s text:c="29"/></text:p>
          </table:table-cell>
          <table:table-cell office:value-type="string">
            <text:p>Avicultura Industrial (Porto Feliz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MEDICINA VETERINÁRIA <text:s text:c="29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MEDICINA VETERINÁRIA <text:s text:c="29"/></text:p>
          </table:table-cell>
          <table:table-cell office:value-type="string">
            <text:p>Behavioural Brai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272</text:p>
          </table:table-cell>
          <table:table-cell office:value-type="string">
            <text:p>MEDICINA VETERINÁRIA <text:s text:c="29"/></text:p>
          </table:table-cell>
          <table:table-cell office:value-type="string">
            <text:p>BEPA. Boletim Epidemiológico Paulist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545</text:p>
          </table:table-cell>
          <table:table-cell office:value-type="string">
            <text:p>MEDICINA VETERINÁRIA <text:s text:c="29"/></text:p>
          </table:table-cell>
          <table:table-cell office:value-type="string">
            <text:p>Biocell (Mendoz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MEDICINA VETERINÁRIA <text:s text:c="29"/></text:p>
          </table:table-cell>
          <table:table-cell office:value-type="string">
            <text:p>Biochemical Engineering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28</text:p>
          </table:table-cell>
          <table:table-cell office:value-type="string">
            <text:p>MEDICINA VETERINÁRIA <text:s text:c="29"/></text:p>
          </table:table-cell>
          <table:table-cell office:value-type="string">
            <text:p>Biochemical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52</text:p>
          </table:table-cell>
          <table:table-cell office:value-type="string">
            <text:p>MEDICINA VETERINÁRIA <text:s text:c="29"/></text:p>
          </table:table-cell>
          <table:table-cell office:value-type="string">
            <text:p>Biochemical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978</text:p>
          </table:table-cell>
          <table:table-cell office:value-type="string">
            <text:p>MEDICINA VETERINÁRIA <text:s text:c="29"/></text:p>
          </table:table-cell>
          <table:table-cell office:value-type="string">
            <text:p>Biochemical Systematics and 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5729</text:p>
          </table:table-cell>
          <table:table-cell office:value-type="string">
            <text:p>MEDICINA VETERINÁRIA <text:s text:c="29"/></text:p>
          </table:table-cell>
          <table:table-cell office:value-type="string">
            <text:p>Biogerontology (Dordrech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4803</text:p>
          </table:table-cell>
          <table:table-cell office:value-type="string">
            <text:p>MEDICINA VETERINÁRIA <text:s text:c="29"/></text:p>
          </table:table-cell>
          <table:table-cell office:value-type="string">
            <text:p>Bioinformatics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982</text:p>
          </table:table-cell>
          <table:table-cell office:value-type="string">
            <text:p>MEDICINA VETERINÁRIA <text:s text:c="29"/></text:p>
          </table:table-cell>
          <table:table-cell office:value-type="string">
            <text:p>Biologia Geral e Experim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207</text:p>
          </table:table-cell>
          <table:table-cell office:value-type="string">
            <text:p>MEDICINA VETERINÁRIA <text:s text:c="29"/></text:p>
          </table:table-cell>
          <table:table-cell office:value-type="string">
            <text:p>Biological Conserv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363</text:p>
          </table:table-cell>
          <table:table-cell office:value-type="string">
            <text:p>MEDICINA VETERINÁRIA <text:s text:c="29"/></text:p>
          </table:table-cell>
          <table:table-cell office:value-type="string">
            <text:p>Biology of Reproduc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157</text:p>
          </table:table-cell>
          <table:table-cell office:value-type="string">
            <text:p>MEDICINA VETERINÁRIA <text:s text:c="29"/></text:p>
          </table:table-cell>
          <table:table-cell office:value-type="string">
            <text:p>Biomédica (Bogotá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2068</text:p>
          </table:table-cell>
          <table:table-cell office:value-type="string">
            <text:p>MEDICINA VETERINÁRIA <text:s text:c="29"/></text:p>
          </table:table-cell>
          <table:table-cell office:value-type="string">
            <text:p>Bioorganic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MEDICINA VETERINÁRIA <text:s text:c="29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89</text:p>
          </table:table-cell>
          <table:table-cell office:value-type="string">
            <text:p>MEDICINA VETERINÁRIA <text:s text:c="29"/></text:p>
          </table:table-cell>
          <table:table-cell office:value-type="string">
            <text:p>Bios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63</text:p>
          </table:table-cell>
          <table:table-cell office:value-type="string">
            <text:p>MEDICINA VETERINÁRIA <text:s text:c="29"/></text:p>
          </table:table-cell>
          <table:table-cell office:value-type="string">
            <text:p>Bioscience Journal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MEDICINA VETERINÁRIA <text:s text:c="29"/></text:p>
          </table:table-cell>
          <table:table-cell office:value-type="string">
            <text:p>Bioscience Journal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24</text:p>
          </table:table-cell>
          <table:table-cell office:value-type="string">
            <text:p>MEDICINA VETERINÁRIA <text:s text:c="29"/></text:p>
          </table:table-cell>
          <table:table-cell office:value-type="string">
            <text:p>Biota Neotropica (Edição em portuguê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611</text:p>
          </table:table-cell>
          <table:table-cell office:value-type="string">
            <text:p>MEDICINA VETERINÁRIA <text:s text:c="29"/></text:p>
          </table:table-cell>
          <table:table-cell office:value-type="string">
            <text:p>Biota Neotropica (Online. Edição em Ingl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70-6233</text:p>
          </table:table-cell>
          <table:table-cell office:value-type="string">
            <text:p>MEDICINA VETERINÁRIA <text:s text:c="29"/></text:p>
          </table:table-cell>
          <table:table-cell office:value-type="string">
            <text:p>Biotechnologie, Agronomie, Société et Environnement (Printe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2978</text:p>
          </table:table-cell>
          <table:table-cell office:value-type="string">
            <text:p>MEDICINA VETERINÁRIA <text:s text:c="29"/></text:p>
          </table:table-cell>
          <table:table-cell office:value-type="string">
            <text:p>Biotechnology (Faisalabad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MEDICINA VETERINÁRIA <text:s text:c="29"/></text:p>
          </table:table-cell>
          <table:table-cell office:value-type="string">
            <text:p>Biotech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MEDICINA VETERINÁRIA <text:s text:c="29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MEDICINA VETERINÁRIA <text:s text:c="29"/></text:p>
          </table:table-cell>
          <table:table-cell office:value-type="string">
            <text:p>Biotema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64</text:p>
          </table:table-cell>
          <table:table-cell office:value-type="string">
            <text:p>MEDICINA VETERINÁRIA <text:s text:c="29"/></text:p>
          </table:table-cell>
          <table:table-cell office:value-type="string">
            <text:p>BMC Genom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34</text:p>
          </table:table-cell>
          <table:table-cell office:value-type="string">
            <text:p>MEDICINA VETERINÁRIA <text:s text:c="29"/></text:p>
          </table:table-cell>
          <table:table-cell office:value-type="string">
            <text:p>BMC Infectious Diseas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180</text:p>
          </table:table-cell>
          <table:table-cell office:value-type="string">
            <text:p>MEDICINA VETERINÁRIA <text:s text:c="29"/></text:p>
          </table:table-cell>
          <table:table-cell office:value-type="string">
            <text:p>BMC Microbiology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6-0500</text:p>
          </table:table-cell>
          <table:table-cell office:value-type="string">
            <text:p>MEDICINA VETERINÁRIA <text:s text:c="29"/></text:p>
          </table:table-cell>
          <table:table-cell office:value-type="string">
            <text:p>BMC Research Not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6148</text:p>
          </table:table-cell>
          <table:table-cell office:value-type="string">
            <text:p>MEDICINA VETERINÁRIA <text:s text:c="29"/></text:p>
          </table:table-cell>
          <table:table-cell office:value-type="string">
            <text:p>BMC Veterinary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MEDICINA VETERINÁRIA <text:s text:c="29"/></text:p>
          </table:table-cell>
          <table:table-cell office:value-type="string">
            <text:p>Boletim da Sociedade Brasileira de Ciência e Tecnologia de Alimen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7-9615</text:p>
          </table:table-cell>
          <table:table-cell office:value-type="string">
            <text:p>MEDICINA VETERINÁRIA <text:s text:c="29"/></text:p>
          </table:table-cell>
          <table:table-cell office:value-type="string">
            <text:p>Boletim de Indústria Anim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100</text:p>
          </table:table-cell>
          <table:table-cell office:value-type="string">
            <text:p>MEDICINA VETERINÁRIA <text:s text:c="29"/></text:p>
          </table:table-cell>
          <table:table-cell office:value-type="string">
            <text:p>Boletim de Indústria Anim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91X</text:p>
          </table:table-cell>
          <table:table-cell office:value-type="string">
            <text:p>MEDICINA VETERINÁRIA <text:s text:c="29"/></text:p>
          </table:table-cell>
          <table:table-cell office:value-type="string">
            <text:p>Boletim de Pesquisa e Desenvolvimento (Embrapa Pecuária Sud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MEDICINA VETERINÁRIA <text:s text:c="29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939</text:p>
          </table:table-cell>
          <table:table-cell office:value-type="string">
            <text:p>MEDICINA VETERINÁRIA <text:s text:c="29"/></text:p>
          </table:table-cell>
          <table:table-cell office:value-type="string">
            <text:p>Boletim do Instituto de Pesca (Impresso) (Cessou em 198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305</text:p>
          </table:table-cell>
          <table:table-cell office:value-type="string">
            <text:p>MEDICINA VETERINÁRIA <text:s text:c="29"/></text:p>
          </table:table-cell>
          <table:table-cell office:value-type="string">
            <text:p>Boletim do Instituto de Pes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37</text:p>
          </table:table-cell>
          <table:table-cell office:value-type="string">
            <text:p>MEDICINA VETERINÁRIA <text:s text:c="29"/></text:p>
          </table:table-cell>
          <table:table-cell office:value-type="string">
            <text:p>Boletim do Laboratório de Hidrobiologia (UFAM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910</text:p>
          </table:table-cell>
          <table:table-cell office:value-type="string">
            <text:p>MEDICINA VETERINÁRIA <text:s text:c="29"/></text:p>
          </table:table-cell>
          <table:table-cell office:value-type="string">
            <text:p>Boletín de Sanidad Vegetal. Plag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3282</text:p>
          </table:table-cell>
          <table:table-cell office:value-type="string">
            <text:p>MEDICINA VETERINÁRIA <text:s text:c="29"/></text:p>
          </table:table-cell>
          <table:table-cell office:value-type="string">
            <text:p>Bon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MEDICINA VETERINÁRIA <text:s text:c="29"/></text:p>
          </table:table-cell>
          <table:table-cell office:value-type="string">
            <text:p>Bragantia (São Paulo, 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91</text:p>
          </table:table-cell>
          <table:table-cell office:value-type="string">
            <text:p>MEDICINA VETERINÁRIA <text:s text:c="29"/></text:p>
          </table:table-cell>
          <table:table-cell office:value-type="string">
            <text:p>Brain, Behavior, and Immun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Dental Jour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84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Journal of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4-2953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Journal of Equine Medic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0246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Journal of Veterinary Path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MEDICINA VETERINÁRIA <text:s text:c="29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12</text:p>
          </table:table-cell>
          <table:table-cell office:value-type="string">
            <text:p>MEDICINA VETERINÁRIA <text:s text:c="29"/></text:p>
          </table:table-cell>
          <table:table-cell office:value-type="string">
            <text:p>British Journal of Anaesthesi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935</text:p>
          </table:table-cell>
          <table:table-cell office:value-type="string">
            <text:p>MEDICINA VETERINÁRIA <text:s text:c="29"/></text:p>
          </table:table-cell>
          <table:table-cell office:value-type="string">
            <text:p>British Veterinary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5-6726</text:p>
          </table:table-cell>
          <table:table-cell office:value-type="string">
            <text:p>MEDICINA VETERINÁRIA <text:s text:c="29"/></text:p>
          </table:table-cell>
          <table:table-cell office:value-type="string">
            <text:p>Buffalo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57-1554</text:p>
          </table:table-cell>
          <table:table-cell office:value-type="string">
            <text:p>MEDICINA VETERINÁRIA <text:s text:c="29"/></text:p>
          </table:table-cell>
          <table:table-cell office:value-type="string">
            <text:p>Buffalo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600</text:p>
          </table:table-cell>
          <table:table-cell office:value-type="string">
            <text:p>MEDICINA VETERINÁRIA <text:s text:c="29"/></text:p>
          </table:table-cell>
          <table:table-cell office:value-type="string">
            <text:p>Caderno de Pesquisa. Série Biologia (UNI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MEDICINA VETERINÁRIA <text:s text:c="29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MEDICINA VETERINÁRIA <text:s text:c="29"/></text:p>
          </table:table-cell>
          <table:table-cell office:value-type="string">
            <text:p>Cadernos do CEAM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23</text:p>
          </table:table-cell>
          <table:table-cell office:value-type="string">
            <text:p>MEDICINA VETERINÁRIA <text:s text:c="29"/></text:p>
          </table:table-cell>
          <table:table-cell office:value-type="string">
            <text:p>Cadernos Técnicos da Escola de Veterinária da UFMG (Cessou em 1999. Cont. ISSN 1676-6024 Cadernos Técnicos de Veterinária e Zootecnia (UFMG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024</text:p>
          </table:table-cell>
          <table:table-cell office:value-type="string">
            <text:p>MEDICINA VETERINÁRIA <text:s text:c="29"/></text:p>
          </table:table-cell>
          <table:table-cell office:value-type="string">
            <text:p>Cadernos Técnicos de Veterinária e Zootecni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71</text:p>
          </table:table-cell>
          <table:table-cell office:value-type="string">
            <text:p>MEDICINA VETERINÁRIA <text:s text:c="29"/></text:p>
          </table:table-cell>
          <table:table-cell office:value-type="string">
            <text:p>Campo - Territó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66</text:p>
          </table:table-cell>
          <table:table-cell office:value-type="string">
            <text:p>MEDICINA VETERINÁRIA <text:s text:c="29"/></text:p>
          </table:table-cell>
          <table:table-cell office:value-type="string">
            <text:p>Canadian Journal of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0-9000</text:p>
          </table:table-cell>
          <table:table-cell office:value-type="string">
            <text:p>MEDICINA VETERINÁRIA <text:s text:c="29"/></text:p>
          </table:table-cell>
          <table:table-cell office:value-type="string">
            <text:p>Canadian Journal of Veterinar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286</text:p>
          </table:table-cell>
          <table:table-cell office:value-type="string">
            <text:p>MEDICINA VETERINÁRIA <text:s text:c="29"/></text:p>
          </table:table-cell>
          <table:table-cell office:value-type="string">
            <text:p>Canadian Veterinary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MEDICINA VETERINÁRIA <text:s text:c="29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7-9032</text:p>
          </table:table-cell>
          <table:table-cell office:value-type="string">
            <text:p>MEDICINA VETERINÁRIA <text:s text:c="29"/></text:p>
          </table:table-cell>
          <table:table-cell office:value-type="string">
            <text:p>Cancer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1251</text:p>
          </table:table-cell>
          <table:table-cell office:value-type="string">
            <text:p>MEDICINA VETERINÁRIA <text:s text:c="29"/></text:p>
          </table:table-cell>
          <table:table-cell office:value-type="string">
            <text:p>Cattle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MEDICINA VETERINÁRIA <text:s text:c="29"/></text:p>
          </table:table-cell>
          <table:table-cell office:value-type="string">
            <text:p>Cell and Tissue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MEDICINA VETERINÁRIA <text:s text:c="29"/></text:p>
          </table:table-cell>
          <table:table-cell office:value-type="string">
            <text:p>Cell Biochemistry and Fun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2091</text:p>
          </table:table-cell>
          <table:table-cell office:value-type="string">
            <text:p>MEDICINA VETERINÁRIA <text:s text:c="29"/></text:p>
          </table:table-cell>
          <table:table-cell office:value-type="string">
            <text:p>Cell Biology and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344X</text:p>
          </table:table-cell>
          <table:table-cell office:value-type="string">
            <text:p>MEDICINA VETERINÁRIA <text:s text:c="29"/></text:p>
          </table:table-cell>
          <table:table-cell office:value-type="string">
            <text:p>Cell Preservation Technology (Cessou em 2008. Cont. ISSN 1947-5535 Biopreservation and Biobankin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722</text:p>
          </table:table-cell>
          <table:table-cell office:value-type="string">
            <text:p>MEDICINA VETERINÁRIA <text:s text:c="29"/></text:p>
          </table:table-cell>
          <table:table-cell office:value-type="string">
            <text:p>Cell Prolifer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405</text:p>
          </table:table-cell>
          <table:table-cell office:value-type="string">
            <text:p>MEDICINA VETERINÁRIA <text:s text:c="29"/></text:p>
          </table:table-cell>
          <table:table-cell office:value-type="string">
            <text:p>Cells Tissues Orga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5814</text:p>
          </table:table-cell>
          <table:table-cell office:value-type="string">
            <text:p>MEDICINA VETERINÁRIA <text:s text:c="29"/></text:p>
          </table:table-cell>
          <table:table-cell office:value-type="string">
            <text:p>Cellular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1500</text:p>
          </table:table-cell>
          <table:table-cell office:value-type="string">
            <text:p>MEDICINA VETERINÁRIA <text:s text:c="29"/></text:p>
          </table:table-cell>
          <table:table-cell office:value-type="string">
            <text:p>Chaos (Woodbury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MEDICINA VETERINÁRIA <text:s text:c="29"/></text:p>
          </table:table-cell>
          <table:table-cell office:value-type="string">
            <text:p>Chemical Engineering and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MEDICINA VETERINÁRIA <text:s text:c="29"/></text:p>
          </table:table-cell>
          <table:table-cell office:value-type="string">
            <text:p>Chemistry &amp; Biodivers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403</text:p>
          </table:table-cell>
          <table:table-cell office:value-type="string">
            <text:p>MEDICINA VETERINÁRIA <text:s text:c="29"/></text:p>
          </table:table-cell>
          <table:table-cell office:value-type="string">
            <text:p>Chiroptera Neotropic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1051</text:p>
          </table:table-cell>
          <table:table-cell office:value-type="string">
            <text:p>MEDICINA VETERINÁRIA <text:s text:c="29"/></text:p>
          </table:table-cell>
          <table:table-cell office:value-type="string">
            <text:p>Chromosome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773</text:p>
          </table:table-cell>
          <table:table-cell office:value-type="string">
            <text:p>MEDICINA VETERINÁRIA <text:s text:c="29"/></text:p>
          </table:table-cell>
          <table:table-cell office:value-type="string">
            <text:p>Ciencia Animal (UEC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Animal Brasileir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e Agrotecnologia (UF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e Saúde Cole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e Tecnologia de Alimento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149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e Tecnologi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Rur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326</text:p>
          </table:table-cell>
          <table:table-cell office:value-type="string">
            <text:p>MEDICINA VETERINÁRIA <text:s text:c="29"/></text:p>
          </table:table-cell>
          <table:table-cell office:value-type="string">
            <text:p>Ciência Veterinária nos Trópic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086</text:p>
          </table:table-cell>
          <table:table-cell office:value-type="string">
            <text:p>MEDICINA VETERINÁRIA <text:s text:c="29"/></text:p>
          </table:table-cell>
          <table:table-cell office:value-type="string">
            <text:p>Circular Técnica (Embrapa Pecuária Sudest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MEDICINA VETERINÁRIA <text:s text:c="29"/></text:p>
          </table:table-cell>
          <table:table-cell office:value-type="string">
            <text:p>Clinica Chimica Act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1X</text:p>
          </table:table-cell>
          <table:table-cell office:value-type="string">
            <text:p>MEDICINA VETERINÁRIA <text:s text:c="29"/></text:p>
          </table:table-cell>
          <table:table-cell office:value-type="string">
            <text:p>Clínica Veterinári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MEDICINA VETERINÁRIA <text:s text:c="29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6811</text:p>
          </table:table-cell>
          <table:table-cell office:value-type="string">
            <text:p>MEDICINA VETERINÁRIA <text:s text:c="29"/></text:p>
          </table:table-cell>
          <table:table-cell office:value-type="string">
            <text:p>Clinical and Vaccine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8-743X</text:p>
          </table:table-cell>
          <table:table-cell office:value-type="string">
            <text:p>MEDICINA VETERINÁRIA <text:s text:c="29"/></text:p>
          </table:table-cell>
          <table:table-cell office:value-type="string">
            <text:p>Clinical Microbiology and Infec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4399</text:p>
          </table:table-cell>
          <table:table-cell office:value-type="string">
            <text:p>MEDICINA VETERINÁRIA <text:s text:c="29"/></text:p>
          </table:table-cell>
          <table:table-cell office:value-type="string">
            <text:p>Clinical Microbiology Newslett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5091</text:p>
          </table:table-cell>
          <table:table-cell office:value-type="string">
            <text:p>MEDICINA VETERINÁRIA <text:s text:c="29"/></text:p>
          </table:table-cell>
          <table:table-cell office:value-type="string">
            <text:p>Clinical Neur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2302</text:p>
          </table:table-cell>
          <table:table-cell office:value-type="string">
            <text:p>MEDICINA VETERINÁRIA <text:s text:c="29"/></text:p>
          </table:table-cell>
          <table:table-cell office:value-type="string">
            <text:p>Cloning and Stem Cell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15</text:p>
          </table:table-cell>
          <table:table-cell office:value-type="string">
            <text:p>MEDICINA VETERINÁRIA <text:s text:c="29"/></text:p>
          </table:table-cell>
          <table:table-cell office:value-type="string">
            <text:p>Colloquium Agrariae (UNOES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5-6433</text:p>
          </table:table-cell>
          <table:table-cell office:value-type="string">
            <text:p>MEDICINA VETERINÁRIA <text:s text:c="29"/></text:p>
          </table:table-cell>
          <table:table-cell office:value-type="string">
            <text:p>Comparative Biochemistry and Physiology. Part A, Molecular &amp; Integrative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5641</text:p>
          </table:table-cell>
          <table:table-cell office:value-type="string">
            <text:p>MEDICINA VETERINÁRIA <text:s text:c="29"/></text:p>
          </table:table-cell>
          <table:table-cell office:value-type="string">
            <text:p>Comparative Clinical Path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565X</text:p>
          </table:table-cell>
          <table:table-cell office:value-type="string">
            <text:p>MEDICINA VETERINÁRIA <text:s text:c="29"/></text:p>
          </table:table-cell>
          <table:table-cell office:value-type="string">
            <text:p>Comparative Clinical Path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9571</text:p>
          </table:table-cell>
          <table:table-cell office:value-type="string">
            <text:p>MEDICINA VETERINÁRIA <text:s text:c="29"/></text:p>
          </table:table-cell>
          <table:table-cell office:value-type="string">
            <text:p>Comparative Immunology, Microbiology and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VETERINÁRIA <text:s text:c="29"/></text:p>
          </table:table-cell>
          <table:table-cell office:value-type="string">
            <text:p>Conselho Regional de Medicin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621</text:p>
          </table:table-cell>
          <table:table-cell office:value-type="string">
            <text:p>MEDICINA VETERINÁRIA <text:s text:c="29"/></text:p>
          </table:table-cell>
          <table:table-cell office:value-type="string">
            <text:p>Conservatio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VETERINÁRIA <text:s text:c="29"/></text:p>
          </table:table-cell>
          <table:table-cell office:value-type="string">
            <text:p>CRMV-P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368</text:p>
          </table:table-cell>
          <table:table-cell office:value-type="string">
            <text:p>MEDICINA VETERINÁRIA <text:s text:c="29"/></text:p>
          </table:table-cell>
          <table:table-cell office:value-type="string">
            <text:p>Cultura Homeopática (Cessou em 2007. Cont. ISSN 1982-6206 International Journal of High Dilution Research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MEDICINA VETERINÁRIA <text:s text:c="29"/></text:p>
          </table:table-cell>
          <table:table-cell office:value-type="string">
            <text:p>Current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MEDICINA VETERINÁRIA <text:s text:c="29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507</text:p>
          </table:table-cell>
          <table:table-cell office:value-type="string">
            <text:p>MEDICINA VETERINÁRIA <text:s text:c="29"/></text:p>
          </table:table-cell>
          <table:table-cell office:value-type="string">
            <text:p>Cytopath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2X</text:p>
          </table:table-cell>
          <table:table-cell office:value-type="string">
            <text:p>MEDICINA VETERINÁRIA <text:s text:c="29"/></text:p>
          </table:table-cell>
          <table:table-cell office:value-type="string">
            <text:p>Desenvolvimento e Meio Ambiente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6074</text:p>
          </table:table-cell>
          <table:table-cell office:value-type="string">
            <text:p>MEDICINA VETERINÁRIA <text:s text:c="29"/></text:p>
          </table:table-cell>
          <table:table-cell office:value-type="string">
            <text:p>Developments in Biological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MEDICINA VETERINÁRIA <text:s text:c="29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5103</text:p>
          </table:table-cell>
          <table:table-cell office:value-type="string">
            <text:p>MEDICINA VETERINÁRIA <text:s text:c="29"/></text:p>
          </table:table-cell>
          <table:table-cell office:value-type="string">
            <text:p>Diseases of Aquatic Organism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111</text:p>
          </table:table-cell>
          <table:table-cell office:value-type="string">
            <text:p>MEDICINA VETERINÁRIA <text:s text:c="29"/></text:p>
          </table:table-cell>
          <table:table-cell office:value-type="string">
            <text:p>Documentos. Embrapa Cerrad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7240</text:p>
          </table:table-cell>
          <table:table-cell office:value-type="string">
            <text:p>MEDICINA VETERINÁRIA <text:s text:c="29"/></text:p>
          </table:table-cell>
          <table:table-cell office:value-type="string">
            <text:p>Domestic Animal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6513</text:p>
          </table:table-cell>
          <table:table-cell office:value-type="string">
            <text:p>MEDICINA VETERINÁRIA <text:s text:c="29"/></text:p>
          </table:table-cell>
          <table:table-cell office:value-type="string">
            <text:p>Ecotoxicology and Environmental Saf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099</text:p>
          </table:table-cell>
          <table:table-cell office:value-type="string">
            <text:p>MEDICINA VETERINÁRIA <text:s text:c="29"/></text:p>
          </table:table-cell>
          <table:table-cell office:value-type="string">
            <text:p>Educere (Umuaram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69</text:p>
          </table:table-cell>
          <table:table-cell office:value-type="string">
            <text:p>MEDICINA VETERINÁRIA <text:s text:c="29"/></text:p>
          </table:table-cell>
          <table:table-cell office:value-type="string">
            <text:p>Em Extensão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699</text:p>
          </table:table-cell>
          <table:table-cell office:value-type="string">
            <text:p>MEDICINA VETERINÁRIA <text:s text:c="29"/></text:p>
          </table:table-cell>
          <table:table-cell office:value-type="string">
            <text:p>Embryo Transfer Newslett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MEDICINA VETERINÁRIA <text:s text:c="29"/></text:p>
          </table:table-cell>
          <table:table-cell office:value-type="string">
            <text:p>Emerging Infectious Diseas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27</text:p>
          </table:table-cell>
          <table:table-cell office:value-type="string">
            <text:p>MEDICINA VETERINÁRIA <text:s text:c="29"/></text:p>
          </table:table-cell>
          <table:table-cell office:value-type="string">
            <text:p>Endocrinology (Philadelphi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MEDICINA VETERINÁRIA <text:s text:c="29"/></text:p>
          </table:table-cell>
          <table:table-cell office:value-type="string">
            <text:p>Engenharia Agrícol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MEDICINA VETERINÁRIA <text:s text:c="29"/></text:p>
          </table:table-cell>
          <table:table-cell office:value-type="string">
            <text:p>Ensaios e Ciência (Campo Grand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381</text:p>
          </table:table-cell>
          <table:table-cell office:value-type="string">
            <text:p>MEDICINA VETERINÁRIA <text:s text:c="29"/></text:p>
          </table:table-cell>
          <table:table-cell office:value-type="string">
            <text:p>Entomología y Vector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872X</text:p>
          </table:table-cell>
          <table:table-cell office:value-type="string">
            <text:p>MEDICINA VETERINÁRIA <text:s text:c="29"/></text:p>
          </table:table-cell>
          <table:table-cell office:value-type="string">
            <text:p>Entomological N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6689</text:p>
          </table:table-cell>
          <table:table-cell office:value-type="string">
            <text:p>MEDICINA VETERINÁRIA <text:s text:c="29"/></text:p>
          </table:table-cell>
          <table:table-cell office:value-type="string">
            <text:p>Environmental Toxicolog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MEDICINA VETERINÁRIA <text:s text:c="29"/></text:p>
          </table:table-cell>
          <table:table-cell office:value-type="string">
            <text:p>Enzyme and Microbial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688</text:p>
          </table:table-cell>
          <table:table-cell office:value-type="string">
            <text:p>MEDICINA VETERINÁRIA <text:s text:c="29"/></text:p>
          </table:table-cell>
          <table:table-cell office:value-type="string">
            <text:p>Epidemiology and Infe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0615</text:p>
          </table:table-cell>
          <table:table-cell office:value-type="string">
            <text:p>MEDICINA VETERINÁRIA <text:s text:c="29"/></text:p>
          </table:table-cell>
          <table:table-cell office:value-type="string">
            <text:p>Equine and Comparative Exercise Physiology (Cessou em 2007. Cont. ISSN 1755-2540 Comparative Exercise Physiology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067</text:p>
          </table:table-cell>
          <table:table-cell office:value-type="string">
            <text:p>MEDICINA VETERINÁRIA <text:s text:c="29"/></text:p>
          </table:table-cell>
          <table:table-cell office:value-type="string">
            <text:p>Estudos de Biologia (UC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MEDICINA VETERINÁRIA <text:s text:c="29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0215</text:p>
          </table:table-cell>
          <table:table-cell office:value-type="string">
            <text:p>MEDICINA VETERINÁRIA <text:s text:c="29"/></text:p>
          </table:table-cell>
          <table:table-cell office:value-type="string">
            <text:p>European Journal of Anaesthe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9842</text:p>
          </table:table-cell>
          <table:table-cell office:value-type="string">
            <text:p>MEDICINA VETERINÁRIA <text:s text:c="29"/></text:p>
          </table:table-cell>
          <table:table-cell office:value-type="string">
            <text:p>European Journal of Heart Failu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6207</text:p>
          </table:table-cell>
          <table:table-cell office:value-type="string">
            <text:p>MEDICINA VETERINÁRIA <text:s text:c="29"/></text:p>
          </table:table-cell>
          <table:table-cell office:value-type="string">
            <text:p>European Journal of Nutri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MEDICINA VETERINÁRIA <text:s text:c="29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28</text:p>
          </table:table-cell>
          <table:table-cell office:value-type="string">
            <text:p>MEDICINA VETERINÁRIA <text:s text:c="29"/></text:p>
          </table:table-cell>
          <table:table-cell office:value-type="string">
            <text:p>Exacta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1363</text:p>
          </table:table-cell>
          <table:table-cell office:value-type="string">
            <text:p>MEDICINA VETERINÁRIA <text:s text:c="29"/></text:p>
          </table:table-cell>
          <table:table-cell office:value-type="string">
            <text:p>Exotic DV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162</text:p>
          </table:table-cell>
          <table:table-cell office:value-type="string">
            <text:p>MEDICINA VETERINÁRIA <text:s text:c="29"/></text:p>
          </table:table-cell>
          <table:table-cell office:value-type="string">
            <text:p>Experimental &amp; Applied Aca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2993</text:p>
          </table:table-cell>
          <table:table-cell office:value-type="string">
            <text:p>MEDICINA VETERINÁRIA <text:s text:c="29"/></text:p>
          </table:table-cell>
          <table:table-cell office:value-type="string">
            <text:p>Experimental and Toxicologic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94</text:p>
          </table:table-cell>
          <table:table-cell office:value-type="string">
            <text:p>MEDICINA VETERINÁRIA <text:s text:c="29"/></text:p>
          </table:table-cell>
          <table:table-cell office:value-type="string">
            <text:p>Experimental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670</text:p>
          </table:table-cell>
          <table:table-cell office:value-type="string">
            <text:p>MEDICINA VETERINÁRIA <text:s text:c="29"/></text:p>
          </table:table-cell>
          <table:table-cell office:value-type="string">
            <text:p>Experimental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958</text:p>
          </table:table-cell>
          <table:table-cell office:value-type="string">
            <text:p>MEDICINA VETERINÁRIA <text:s text:c="29"/></text:p>
          </table:table-cell>
          <table:table-cell office:value-type="string">
            <text:p>FAMAT em Revista (UF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699</text:p>
          </table:table-cell>
          <table:table-cell office:value-type="string">
            <text:p>MEDICINA VETERINÁRIA <text:s text:c="29"/></text:p>
          </table:table-cell>
          <table:table-cell office:value-type="string">
            <text:p>FAZU em Revista (Uber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7-5566</text:p>
          </table:table-cell>
          <table:table-cell office:value-type="string">
            <text:p>MEDICINA VETERINÁRIA <text:s text:c="29"/></text:p>
          </table:table-cell>
          <table:table-cell office:value-type="string">
            <text:p>Feedinfo News Servi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8244</text:p>
          </table:table-cell>
          <table:table-cell office:value-type="string">
            <text:p>MEDICINA VETERINÁRIA <text:s text:c="29"/></text:p>
          </table:table-cell>
          <table:table-cell office:value-type="string">
            <text:p>FEMS Immunology and Med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MEDICINA VETERINÁRIA <text:s text:c="29"/></text:p>
          </table:table-cell>
          <table:table-cell office:value-type="string">
            <text:p>FEMS Microbi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MEDICINA VETERINÁRIA <text:s text:c="29"/></text:p>
          </table:table-cell>
          <table:table-cell office:value-type="string">
            <text:p>FEMS Yeast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4648</text:p>
          </table:table-cell>
          <table:table-cell office:value-type="string">
            <text:p>MEDICINA VETERINÁRIA <text:s text:c="29"/></text:p>
          </table:table-cell>
          <table:table-cell office:value-type="string">
            <text:p>Fish &amp; Shellfish 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MEDICINA VETERINÁRIA <text:s text:c="29"/></text:p>
          </table:table-cell>
          <table:table-cell office:value-type="string">
            <text:p>Fisioterapia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5734</text:p>
          </table:table-cell>
          <table:table-cell office:value-type="string">
            <text:p>MEDICINA VETERINÁRIA <text:s text:c="29"/></text:p>
          </table:table-cell>
          <table:table-cell office:value-type="string">
            <text:p>Flavour and Fragrance Jour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5683</text:p>
          </table:table-cell>
          <table:table-cell office:value-type="string">
            <text:p>MEDICINA VETERINÁRIA <text:s text:c="29"/></text:p>
          </table:table-cell>
          <table:table-cell office:value-type="string">
            <text:p>Folia Parasitologica (Prah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MEDICINA VETERINÁRIA <text:s text:c="29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05</text:p>
          </table:table-cell>
          <table:table-cell office:value-type="string">
            <text:p>MEDICINA VETERINÁRIA <text:s text:c="29"/></text:p>
          </table:table-cell>
          <table:table-cell office:value-type="string">
            <text:p>Food and Agricultural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MEDICINA VETERINÁRIA <text:s text:c="29"/></text:p>
          </table:table-cell>
          <table:table-cell office:value-type="string">
            <text:p>Food and Chemical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MEDICINA VETERINÁRIA <text:s text:c="29"/></text:p>
          </table:table-cell>
          <table:table-cell office:value-type="string">
            <text:p>Food Contro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MEDICINA VETERINÁRIA <text:s text:c="29"/></text:p>
          </table:table-cell>
          <table:table-cell office:value-type="string">
            <text:p>Food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5849</text:p>
          </table:table-cell>
          <table:table-cell office:value-type="string">
            <text:p>MEDICINA VETERINÁRIA <text:s text:c="29"/></text:p>
          </table:table-cell>
          <table:table-cell office:value-type="string">
            <text:p>Free Radical Biology &amp;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19</text:p>
          </table:table-cell>
          <table:table-cell office:value-type="string">
            <text:p>MEDICINA VETERINÁRIA <text:s text:c="29"/></text:p>
          </table:table-cell>
          <table:table-cell office:value-type="string">
            <text:p>Gene (Amsterdam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1-5882</text:p>
          </table:table-cell>
          <table:table-cell office:value-type="string">
            <text:p>MEDICINA VETERINÁRIA <text:s text:c="29"/></text:p>
          </table:table-cell>
          <table:table-cell office:value-type="string">
            <text:p>General Physiology and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MEDICINA VETERINÁRIA <text:s text:c="29"/></text:p>
          </table:table-cell>
          <table:table-cell office:value-type="string">
            <text:p>Genetics and Molecular Bi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MEDICINA VETERINÁRIA <text:s text:c="29"/></text:p>
          </table:table-cell>
          <table:table-cell office:value-type="string">
            <text:p>Genetics and Molecula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7596</text:p>
          </table:table-cell>
          <table:table-cell office:value-type="string">
            <text:p>MEDICINA VETERINÁRIA <text:s text:c="29"/></text:p>
          </table:table-cell>
          <table:table-cell office:value-type="string">
            <text:p>Genome Biology (Cessou em 2005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1987</text:p>
          </table:table-cell>
          <table:table-cell office:value-type="string">
            <text:p>MEDICINA VETERINÁRIA <text:s text:c="29"/></text:p>
          </table:table-cell>
          <table:table-cell office:value-type="string">
            <text:p>Geospatial Health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374</text:p>
          </table:table-cell>
          <table:table-cell office:value-type="string">
            <text:p>MEDICINA VETERINÁRIA <text:s text:c="29"/></text:p>
          </table:table-cell>
          <table:table-cell office:value-type="string">
            <text:p>Growth Hormone &amp; IGF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MEDICINA VETERINÁRIA <text:s text:c="29"/></text:p>
          </table:table-cell>
          <table:table-cell office:value-type="string">
            <text:p>Higiene Aliment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MEDICINA VETERINÁRIA <text:s text:c="29"/></text:p>
          </table:table-cell>
          <table:table-cell office:value-type="string">
            <text:p>Histology and Histo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4916</text:p>
          </table:table-cell>
          <table:table-cell office:value-type="string">
            <text:p>MEDICINA VETERINÁRIA <text:s text:c="29"/></text:p>
          </table:table-cell>
          <table:table-cell office:value-type="string">
            <text:p>Homeopathy (Edinburgh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MEDICINA VETERINÁRIA <text:s text:c="29"/></text:p>
          </table:table-cell>
          <table:table-cell office:value-type="string">
            <text:p>Horizonte Científico (Uberlând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8-8859</text:p>
          </table:table-cell>
          <table:table-cell office:value-type="string">
            <text:p>MEDICINA VETERINÁRIA <text:s text:c="29"/></text:p>
          </table:table-cell>
          <table:table-cell office:value-type="string">
            <text:p>Human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0014</text:p>
          </table:table-cell>
          <table:table-cell office:value-type="string">
            <text:p>MEDICINA VETERINÁRIA <text:s text:c="29"/></text:p>
          </table:table-cell>
          <table:table-cell office:value-type="string">
            <text:p>Hybridoma (Larchmont. 200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8158</text:p>
          </table:table-cell>
          <table:table-cell office:value-type="string">
            <text:p>MEDICINA VETERINÁRIA <text:s text:c="29"/></text:p>
          </table:table-cell>
          <table:table-cell office:value-type="string">
            <text:p>Hydrobiologia (The Hagu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2805</text:p>
          </table:table-cell>
          <table:table-cell office:value-type="string">
            <text:p>MEDICINA VETERINÁRIA <text:s text:c="29"/></text:p>
          </table:table-cell>
          <table:table-cell office:value-type="string">
            <text:p>Immun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78</text:p>
          </table:table-cell>
          <table:table-cell office:value-type="string">
            <text:p>MEDICINA VETERINÁRIA <text:s text:c="29"/></text:p>
          </table:table-cell>
          <table:table-cell office:value-type="string">
            <text:p>Immunology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3973</text:p>
          </table:table-cell>
          <table:table-cell office:value-type="string">
            <text:p>MEDICINA VETERINÁRIA <text:s text:c="29"/></text:p>
          </table:table-cell>
          <table:table-cell office:value-type="string">
            <text:p>Immunopharmacology and Immuno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7613</text:p>
          </table:table-cell>
          <table:table-cell office:value-type="string">
            <text:p>MEDICINA VETERINÁRIA <text:s text:c="29"/></text:p>
          </table:table-cell>
          <table:table-cell office:value-type="string">
            <text:p>Indian Journal of Pharma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9567</text:p>
          </table:table-cell>
          <table:table-cell office:value-type="string">
            <text:p>MEDICINA VETERINÁRIA <text:s text:c="29"/></text:p>
          </table:table-cell>
          <table:table-cell office:value-type="string">
            <text:p>Infection and Immun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MEDICINA VETERINÁRIA <text:s text:c="29"/></text:p>
          </table:table-cell>
          <table:table-cell office:value-type="string">
            <text:p>Informe Agropecuário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5-1748</text:p>
          </table:table-cell>
          <table:table-cell office:value-type="string">
            <text:p>MEDICINA VETERINÁRIA <text:s text:c="29"/></text:p>
          </table:table-cell>
          <table:table-cell office:value-type="string">
            <text:p>Insect Biochemistry and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Immuno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519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for Parasi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579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Antimicrobial Agent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602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Applied Research in Veterinary Medic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470X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Applied Research in Veterinary Medicin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5748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Developmental Neuro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05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Food Micr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06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High Dilution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Infectious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502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Morpholog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Morph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2-8356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Poultry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4-0291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Pri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1431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national Journal of Probiotics &amp; Prebiot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VETERINÁRIA <text:s text:c="29"/></text:p>
          </table:table-cell>
          <table:table-cell office:value-type="string">
            <text:p>Interu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26</text:p>
          </table:table-cell>
          <table:table-cell office:value-type="string">
            <text:p>MEDICINA VETERINÁRIA <text:s text:c="29"/></text:p>
          </table:table-cell>
          <table:table-cell office:value-type="string">
            <text:p>Intervi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41</text:p>
          </table:table-cell>
          <table:table-cell office:value-type="string">
            <text:p>MEDICINA VETERINÁRIA <text:s text:c="29"/></text:p>
          </table:table-cell>
          <table:table-cell office:value-type="string">
            <text:p>Investigação (Fran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95</text:p>
          </table:table-cell>
          <table:table-cell office:value-type="string">
            <text:p>MEDICINA VETERINÁRIA <text:s text:c="29"/></text:p>
          </table:table-cell>
          <table:table-cell office:value-type="string">
            <text:p>Investigações em Ensino de Ciênci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6714</text:p>
          </table:table-cell>
          <table:table-cell office:value-type="string">
            <text:p>MEDICINA VETERINÁRIA <text:s text:c="29"/></text:p>
          </table:table-cell>
          <table:table-cell office:value-type="string">
            <text:p>Italian Journal of Anatomy and Embry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051X</text:p>
          </table:table-cell>
          <table:table-cell office:value-type="string">
            <text:p>MEDICINA VETERINÁRIA <text:s text:c="29"/></text:p>
          </table:table-cell>
          <table:table-cell office:value-type="string">
            <text:p>Italian Journal of Animal Scienc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4-4077</text:p>
          </table:table-cell>
          <table:table-cell office:value-type="string">
            <text:p>MEDICINA VETERINÁRIA <text:s text:c="29"/></text:p>
          </table:table-cell>
          <table:table-cell office:value-type="string">
            <text:p>Italian Journal of Animal Science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1917</text:p>
          </table:table-cell>
          <table:table-cell office:value-type="string">
            <text:p>MEDICINA VETERINÁRIA <text:s text:c="29"/></text:p>
          </table:table-cell>
          <table:table-cell office:value-type="string">
            <text:p>Japanese Journal of Veterinar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5295</text:p>
          </table:table-cell>
          <table:table-cell office:value-type="string">
            <text:p>MEDICINA VETERINÁRIA <text:s text:c="29"/></text:p>
          </table:table-cell>
          <table:table-cell office:value-type="string">
            <text:p>Japanese Journal of Veterinary Science (Cessou em 1990. Cont. ISSN 0916-7250 Journal of Veterinary Medical Scienc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437X</text:p>
          </table:table-cell>
          <table:table-cell office:value-type="string">
            <text:p>MEDICINA VETERINÁRIA <text:s text:c="29"/></text:p>
          </table:table-cell>
          <table:table-cell office:value-type="string">
            <text:p>JAT. Journal of Applied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90</text:p>
          </table:table-cell>
          <table:table-cell office:value-type="string">
            <text:p>MEDICINA VETERINÁRIA <text:s text:c="29"/></text:p>
          </table:table-cell>
          <table:table-cell office:value-type="string">
            <text:p>Jornal Brasileiro de 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MEDICINA VETERINÁRIA <text:s text:c="29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6-5233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de Mycologie Médical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8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natom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593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nimal and Veterinary Adva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2439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nimal Physiology and Animal Nutrition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1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nim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453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ntimicrobial Chemothera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4-1983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pplied 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8659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pplied Ichthy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pplie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pplied Oral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7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pplied Poultr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674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Avian Medicine and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Basic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4X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Biochemistry (Toky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479X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Bioenergetics and Biomembra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7-3048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Biological Sciences (Faisalaba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28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Biomaterials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599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Bio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Chromatography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1137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Clinic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975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Comparative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1578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Comparative Physiology. B, Biochemical, Systemic, and Environmental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99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Dair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0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Dairy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Dent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806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Equine Veterinary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5007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Experimental Zoology. Part B, Molecular and Developmental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612X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Feline Medicine and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1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Fish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317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General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49X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Helmin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8518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Immune Based Therapies and Vaccin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1819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Immunoassay &amp; Immun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2-2680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Infection in Developing Countrie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910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Insect Phys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1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Invertebrate 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46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aterials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585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edical Ento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15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edical Mic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565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edical Pri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edical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701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icrobiological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5-8873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icrobiology (Seou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7825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icrobiology and Biotechn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44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olecular Evolu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0756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uscle Fo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8-716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Musculoskeletal and Neuronal Interactio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4880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Nanoscience and Nano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28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Neuroimmun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401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Neuroscienc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5-0284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Neurovi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Oral Pathology &amp;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4943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Parasitology (Faisalaba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Periodontology (197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7873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Plankt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3999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Rapid Methods and Automation in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818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Reproduction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78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Reproductive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10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Small Animal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470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he American Society of Brewing Chemis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488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he American Veterinary Medical Associ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0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he Brazilian Society of Ecotoxic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707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he Chilean Chemical Societ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3154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he Marine Biological Association of the United Kingdo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9128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he South African Veterinary Assoc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8849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he World Aquaculture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5876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Translational Medicine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070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and Anim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7564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Dent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6387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Diagnostic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443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Emergency and Critical Car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6640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Internal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7250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Medic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4X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Medicine. Series 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1031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Parasitolo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83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Pharmacology and Therap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9-845X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eterinary Science (Seoul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irological Metho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8X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Vir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558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Wildlife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7260</text:p>
          </table:table-cell>
          <table:table-cell office:value-type="string">
            <text:p>MEDICINA VETERINÁRIA <text:s text:c="29"/></text:p>
          </table:table-cell>
          <table:table-cell office:value-type="string">
            <text:p>Journal of Zoo and Wildlife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3203</text:p>
          </table:table-cell>
          <table:table-cell office:value-type="string">
            <text:p>MEDICINA VETERINÁRIA <text:s text:c="29"/></text:p>
          </table:table-cell>
          <table:table-cell office:value-type="string">
            <text:p>JRAAS. Journal of the Renin-Angiotensin-Aldosterone Syste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4001</text:p>
          </table:table-cell>
          <table:table-cell office:value-type="string">
            <text:p>MEDICINA VETERINÁRIA <text:s text:c="29"/></text:p>
          </table:table-cell>
          <table:table-cell office:value-type="string">
            <text:p>Korean Journal of Parasi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861</text:p>
          </table:table-cell>
          <table:table-cell office:value-type="string">
            <text:p>MEDICINA VETERINÁRIA <text:s text:c="29"/></text:p>
          </table:table-cell>
          <table:table-cell office:value-type="string">
            <text:p>Laboratory Primate Newslett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650X</text:p>
          </table:table-cell>
          <table:table-cell office:value-type="string">
            <text:p>MEDICINA VETERINÁRIA <text:s text:c="29"/></text:p>
          </table:table-cell>
          <table:table-cell office:value-type="string">
            <text:p>Laterality (Hov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33</text:p>
          </table:table-cell>
          <table:table-cell office:value-type="string">
            <text:p>MEDICINA VETERINÁRIA <text:s text:c="29"/></text:p>
          </table:table-cell>
          <table:table-cell office:value-type="string">
            <text:p>Leite &amp; Deriv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MEDICINA VETERINÁRIA <text:s text:c="29"/></text:p>
          </table:table-cell>
          <table:table-cell office:value-type="string">
            <text:p>Letter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MEDICINA VETERINÁRIA <text:s text:c="29"/></text:p>
          </table:table-cell>
          <table:table-cell office:value-type="string">
            <text:p>Life Sciences (197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226</text:p>
          </table:table-cell>
          <table:table-cell office:value-type="string">
            <text:p>MEDICINA VETERINÁRIA <text:s text:c="29"/></text:p>
          </table:table-cell>
          <table:table-cell office:value-type="string">
            <text:p>Livestock Production Science (Print) (Cessou em 2005. Cont. ISSN 1871-1413 Livestock Science (Print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3784</text:p>
          </table:table-cell>
          <table:table-cell office:value-type="string">
            <text:p>MEDICINA VETERINÁRIA <text:s text:c="29"/></text:p>
          </table:table-cell>
          <table:table-cell office:value-type="string">
            <text:p>Livestock Research for Rural Develop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1413</text:p>
          </table:table-cell>
          <table:table-cell office:value-type="string">
            <text:p>MEDICINA VETERINÁRIA <text:s text:c="29"/></text:p>
          </table:table-cell>
          <table:table-cell office:value-type="string">
            <text:p>Livestock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04</text:p>
          </table:table-cell>
          <table:table-cell office:value-type="string">
            <text:p>MEDICINA VETERINÁRIA <text:s text:c="29"/></text:p>
          </table:table-cell>
          <table:table-cell office:value-type="string">
            <text:p>Locus Científico (ANPROTEC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2033</text:p>
          </table:table-cell>
          <table:table-cell office:value-type="string">
            <text:p>MEDICINA VETERINÁRIA <text:s text:c="29"/></text:p>
          </table:table-cell>
          <table:table-cell office:value-type="string">
            <text:p>Lupus (Basingstok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9297</text:p>
          </table:table-cell>
          <table:table-cell office:value-type="string">
            <text:p>MEDICINA VETERINÁRIA <text:s text:c="29"/></text:p>
          </table:table-cell>
          <table:table-cell office:value-type="string">
            <text:p>Macromolecul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4425</text:p>
          </table:table-cell>
          <table:table-cell office:value-type="string">
            <text:p>MEDICINA VETERINÁRIA <text:s text:c="29"/></text:p>
          </table:table-cell>
          <table:table-cell office:value-type="string">
            <text:p>Magazyn Weterynaryjn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MEDICINA VETERINÁRIA <text:s text:c="29"/></text:p>
          </table:table-cell>
          <table:table-cell office:value-type="string">
            <text:p>Magist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004X</text:p>
          </table:table-cell>
          <table:table-cell office:value-type="string">
            <text:p>MEDICINA VETERINÁRIA <text:s text:c="29"/></text:p>
          </table:table-cell>
          <table:table-cell office:value-type="string">
            <text:p>Magyar állatorvosok lapja / Hungarian Veterinar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3-9565</text:p>
          </table:table-cell>
          <table:table-cell office:value-type="string">
            <text:p>MEDICINA VETERINÁRIA <text:s text:c="29"/></text:p>
          </table:table-cell>
          <table:table-cell office:value-type="string">
            <text:p>Marine Ecology (Berli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9383</text:p>
          </table:table-cell>
          <table:table-cell office:value-type="string">
            <text:p>MEDICINA VETERINÁRIA <text:s text:c="29"/></text:p>
          </table:table-cell>
          <table:table-cell office:value-type="string">
            <text:p>Mastozoología Neotropical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740</text:p>
          </table:table-cell>
          <table:table-cell office:value-type="string">
            <text:p>MEDICINA VETERINÁRIA <text:s text:c="29"/></text:p>
          </table:table-cell>
          <table:table-cell office:value-type="string">
            <text:p>Meat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3786</text:p>
          </table:table-cell>
          <table:table-cell office:value-type="string">
            <text:p>MEDICINA VETERINÁRIA <text:s text:c="29"/></text:p>
          </table:table-cell>
          <table:table-cell office:value-type="string">
            <text:p>Medical Myc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680</text:p>
          </table:table-cell>
          <table:table-cell office:value-type="string">
            <text:p>MEDICINA VETERINÁRIA <text:s text:c="29"/></text:p>
          </table:table-cell>
          <table:table-cell office:value-type="string">
            <text:p>Medicina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678</text:p>
          </table:table-cell>
          <table:table-cell office:value-type="string">
            <text:p>MEDICINA VETERINÁRIA <text:s text:c="29"/></text:p>
          </table:table-cell>
          <table:table-cell office:value-type="string">
            <text:p>Medicina Veterinária (UFR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3090</text:p>
          </table:table-cell>
          <table:table-cell office:value-type="string">
            <text:p>MEDICINA VETERINÁRIA <text:s text:c="29"/></text:p>
          </table:table-cell>
          <table:table-cell office:value-type="string">
            <text:p>Medico e Bambi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430</text:p>
          </table:table-cell>
          <table:table-cell office:value-type="string">
            <text:p>MEDICINA VETERINÁRIA <text:s text:c="29"/></text:p>
          </table:table-cell>
          <table:table-cell office:value-type="string">
            <text:p>MEDVEP. Revista Científica de Medicina Veterinária. Pequenos Animais e Animais de Estim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MEDICINA VETERINÁRIA <text:s text:c="29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6-4579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bes and Infec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59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bial Cell Factor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5-3628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bial E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4010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bial Patho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biologic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2617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biology (New Yor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0872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biology (Reading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5600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biolo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4328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n (Oxford. 1993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910X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scopy Research and Techniqu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2477</text:p>
          </table:table-cell>
          <table:table-cell office:value-type="string">
            <text:p>MEDICINA VETERINÁRIA <text:s text:c="29"/></text:p>
          </table:table-cell>
          <table:table-cell office:value-type="string">
            <text:p>Microwave and Optical Technology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177</text:p>
          </table:table-cell>
          <table:table-cell office:value-type="string">
            <text:p>MEDICINA VETERINÁRIA <text:s text:c="29"/></text:p>
          </table:table-cell>
          <table:table-cell office:value-type="string">
            <text:p>Molecular and Cellular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1083</text:p>
          </table:table-cell>
          <table:table-cell office:value-type="string">
            <text:p>MEDICINA VETERINÁRIA <text:s text:c="29"/></text:p>
          </table:table-cell>
          <table:table-cell office:value-type="string">
            <text:p>Molecular 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5890</text:p>
          </table:table-cell>
          <table:table-cell office:value-type="string">
            <text:p>MEDICINA VETERINÁRIA <text:s text:c="29"/></text:p>
          </table:table-cell>
          <table:table-cell office:value-type="string">
            <text:p>Molecular Immu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5-7903</text:p>
          </table:table-cell>
          <table:table-cell office:value-type="string">
            <text:p>MEDICINA VETERINÁRIA <text:s text:c="29"/></text:p>
          </table:table-cell>
          <table:table-cell office:value-type="string">
            <text:p>Molecular Phylogenetics and Evolu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452X</text:p>
          </table:table-cell>
          <table:table-cell office:value-type="string">
            <text:p>MEDICINA VETERINÁRIA <text:s text:c="29"/></text:p>
          </table:table-cell>
          <table:table-cell office:value-type="string">
            <text:p>Molecular Reproduction and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535</text:p>
          </table:table-cell>
          <table:table-cell office:value-type="string">
            <text:p>MEDICINA VETERINÁRIA <text:s text:c="29"/></text:p>
          </table:table-cell>
          <table:table-cell office:value-type="string">
            <text:p>Molecular Vi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49</text:p>
          </table:table-cell>
          <table:table-cell office:value-type="string">
            <text:p>MEDICINA VETERINÁRIA <text:s text:c="29"/></text:p>
          </table:table-cell>
          <table:table-cell office:value-type="string">
            <text:p>Molecules (Basel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MEDICINA VETERINÁRIA <text:s text:c="29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2-0268</text:p>
          </table:table-cell>
          <table:table-cell office:value-type="string">
            <text:p>MEDICINA VETERINÁRIA <text:s text:c="29"/></text:p>
          </table:table-cell>
          <table:table-cell office:value-type="string">
            <text:p>MVZ Cordob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MEDICINA VETERINÁRIA <text:s text:c="29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84</text:p>
          </table:table-cell>
          <table:table-cell office:value-type="string">
            <text:p>MEDICINA VETERINÁRIA <text:s text:c="29"/></text:p>
          </table:table-cell>
          <table:table-cell office:value-type="string">
            <text:p>Napgama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0740</text:p>
          </table:table-cell>
          <table:table-cell office:value-type="string">
            <text:p>MEDICINA VETERINÁRIA <text:s text:c="29"/></text:p>
          </table:table-cell>
          <table:table-cell office:value-type="string">
            <text:p>Nature and Science (East Lansing, Mich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8956</text:p>
          </table:table-cell>
          <table:table-cell office:value-type="string">
            <text:p>MEDICINA VETERINÁRIA <text:s text:c="29"/></text:p>
          </table:table-cell>
          <table:table-cell office:value-type="string">
            <text:p>Natur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1298</text:p>
          </table:table-cell>
          <table:table-cell office:value-type="string">
            <text:p>MEDICINA VETERINÁRIA <text:s text:c="29"/></text:p>
          </table:table-cell>
          <table:table-cell office:value-type="string">
            <text:p>Naunyn-Schmiedeberg's Archives of 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997</text:p>
          </table:table-cell>
          <table:table-cell office:value-type="string">
            <text:p>MEDICINA VETERINÁRIA <text:s text:c="29"/></text:p>
          </table:table-cell>
          <table:table-cell office:value-type="string">
            <text:p>Nematologia Brasilei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6X</text:p>
          </table:table-cell>
          <table:table-cell office:value-type="string">
            <text:p>MEDICINA VETERINÁRIA <text:s text:c="29"/></text:p>
          </table:table-cell>
          <table:table-cell office:value-type="string">
            <text:p>Neotropical Entomolog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5-1043</text:p>
          </table:table-cell>
          <table:table-cell office:value-type="string">
            <text:p>MEDICINA VETERINÁRIA <text:s text:c="29"/></text:p>
          </table:table-cell>
          <table:table-cell office:value-type="string">
            <text:p>Neotropical Helmin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224</text:p>
          </table:table-cell>
          <table:table-cell office:value-type="string">
            <text:p>MEDICINA VETERINÁRIA <text:s text:c="29"/></text:p>
          </table:table-cell>
          <table:table-cell office:value-type="string">
            <text:p>Nerítica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058</text:p>
          </table:table-cell>
          <table:table-cell office:value-type="string">
            <text:p>MEDICINA VETERINÁRIA <text:s text:c="29"/></text:p>
          </table:table-cell>
          <table:table-cell office:value-type="string">
            <text:p>Neurociência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401</text:p>
          </table:table-cell>
          <table:table-cell office:value-type="string">
            <text:p>MEDICINA VETERINÁRIA <text:s text:c="29"/></text:p>
          </table:table-cell>
          <table:table-cell office:value-type="string">
            <text:p>Neuroimmunomodula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66</text:p>
          </table:table-cell>
          <table:table-cell office:value-type="string">
            <text:p>MEDICINA VETERINÁRIA <text:s text:c="29"/></text:p>
          </table:table-cell>
          <table:table-cell office:value-type="string">
            <text:p>Neuromuscular Disord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79</text:p>
          </table:table-cell>
          <table:table-cell office:value-type="string">
            <text:p>MEDICINA VETERINÁRIA <text:s text:c="29"/></text:p>
          </table:table-cell>
          <table:table-cell office:value-type="string">
            <text:p>Neuropeptides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908</text:p>
          </table:table-cell>
          <table:table-cell office:value-type="string">
            <text:p>MEDICINA VETERINÁRIA <text:s text:c="29"/></text:p>
          </table:table-cell>
          <table:table-cell office:value-type="string">
            <text:p>Neuropharma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MEDICINA VETERINÁRIA <text:s text:c="29"/></text:p>
          </table:table-cell>
          <table:table-cell office:value-type="string">
            <text:p>Nitric Oxid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191</text:p>
          </table:table-cell>
          <table:table-cell office:value-type="string">
            <text:p>MEDICINA VETERINÁRIA <text:s text:c="29"/></text:p>
          </table:table-cell>
          <table:table-cell office:value-type="string">
            <text:p>Nosso Clín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002</text:p>
          </table:table-cell>
          <table:table-cell office:value-type="string">
            <text:p>MEDICINA VETERINÁRIA <text:s text:c="29"/></text:p>
          </table:table-cell>
          <table:table-cell office:value-type="string">
            <text:p>Nuclear Instruments &amp; Methods in Physics Research. Section A, Accelerators, Spectrometers, Detectors and Associated Equipment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636</text:p>
          </table:table-cell>
          <table:table-cell office:value-type="string">
            <text:p>MEDICINA VETERINÁRIA <text:s text:c="29"/></text:p>
          </table:table-cell>
          <table:table-cell office:value-type="string">
            <text:p>Nuclear Medicine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0567</text:p>
          </table:table-cell>
          <table:table-cell office:value-type="string">
            <text:p>MEDICINA VETERINÁRIA <text:s text:c="29"/></text:p>
          </table:table-cell>
          <table:table-cell office:value-type="string">
            <text:p>O Biológico (Campinas. Impresso) (Cessou em 1987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221</text:p>
          </table:table-cell>
          <table:table-cell office:value-type="string">
            <text:p>MEDICINA VETERINÁRIA <text:s text:c="29"/></text:p>
          </table:table-cell>
          <table:table-cell office:value-type="string">
            <text:p>O Biológico (Online)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8-925X</text:p>
          </table:table-cell>
          <table:table-cell office:value-type="string">
            <text:p>MEDICINA VETERINÁRIA <text:s text:c="29"/></text:p>
          </table:table-cell>
          <table:table-cell office:value-type="string">
            <text:p>Online Journal of Veterinary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395X</text:p>
          </table:table-cell>
          <table:table-cell office:value-type="string">
            <text:p>MEDICINA VETERINÁRIA <text:s text:c="29"/></text:p>
          </table:table-cell>
          <table:table-cell office:value-type="string">
            <text:p>Oral Surgery, Oral Medicine, Oral Pathology, Oral Radiology and Endodontic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4737</text:p>
          </table:table-cell>
          <table:table-cell office:value-type="string">
            <text:p>MEDICINA VETERINÁRIA <text:s text:c="29"/></text:p>
          </table:table-cell>
          <table:table-cell office:value-type="string">
            <text:p>Paleopathology Newslette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009</text:p>
          </table:table-cell>
          <table:table-cell office:value-type="string">
            <text:p>MEDICINA VETERINÁRIA <text:s text:c="29"/></text:p>
          </table:table-cell>
          <table:table-cell office:value-type="string">
            <text:p>Pan-American Journal of Aquatic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41</text:p>
          </table:table-cell>
          <table:table-cell office:value-type="string">
            <text:p>MEDICINA VETERINÁRIA <text:s text:c="29"/></text:p>
          </table:table-cell>
          <table:table-cell office:value-type="string">
            <text:p>Panorama da Aqüi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049</text:p>
          </table:table-cell>
          <table:table-cell office:value-type="string">
            <text:p>MEDICINA VETERINÁRIA <text:s text:c="29"/></text:p>
          </table:table-cell>
          <table:table-cell office:value-type="string">
            <text:p>Papéis Avulsos de Zoologia (USP.Museu de Zoologi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12</text:p>
          </table:table-cell>
          <table:table-cell office:value-type="string">
            <text:p>MEDICINA VETERINÁRIA <text:s text:c="29"/></text:p>
          </table:table-cell>
          <table:table-cell office:value-type="string">
            <text:p>Parasitología Latinoamericana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704</text:p>
          </table:table-cell>
          <table:table-cell office:value-type="string">
            <text:p>MEDICINA VETERINÁRIA <text:s text:c="29"/></text:p>
          </table:table-cell>
          <table:table-cell office:value-type="string">
            <text:p>Parasitología Latinoamericana (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8161</text:p>
          </table:table-cell>
          <table:table-cell office:value-type="string">
            <text:p>MEDICINA VETERINÁRIA <text:s text:c="29"/></text:p>
          </table:table-cell>
          <table:table-cell office:value-type="string">
            <text:p>Parasitology (Cambridg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1820</text:p>
          </table:table-cell>
          <table:table-cell office:value-type="string">
            <text:p>MEDICINA VETERINÁRIA <text:s text:c="29"/></text:p>
          </table:table-cell>
          <table:table-cell office:value-type="string">
            <text:p>Parasitology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69</text:p>
          </table:table-cell>
          <table:table-cell office:value-type="string">
            <text:p>MEDICINA VETERINÁRIA <text:s text:c="29"/></text:p>
          </table:table-cell>
          <table:table-cell office:value-type="string">
            <text:p>Parasitology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MEDICINA VETERINÁRIA <text:s text:c="29"/></text:p>
          </table:table-cell>
          <table:table-cell office:value-type="string">
            <text:p>Parasitology Research (1987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2951</text:p>
          </table:table-cell>
          <table:table-cell office:value-type="string">
            <text:p>MEDICINA VETERINÁRIA <text:s text:c="29"/></text:p>
          </table:table-cell>
          <table:table-cell office:value-type="string">
            <text:p>Parassitologia (Rom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2-7410</text:p>
          </table:table-cell>
          <table:table-cell office:value-type="string">
            <text:p>MEDICINA VETERINÁRIA <text:s text:c="29"/></text:p>
          </table:table-cell>
          <table:table-cell office:value-type="string">
            <text:p>Pasturas Tropical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MEDICINA VETERINÁRIA <text:s text:c="29"/></text:p>
          </table:table-cell>
          <table:table-cell office:value-type="string">
            <text:p>Pathology, Research and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9-543X</text:p>
          </table:table-cell>
          <table:table-cell office:value-type="string">
            <text:p>MEDICINA VETERINÁRIA <text:s text:c="29"/></text:p>
          </table:table-cell>
          <table:table-cell office:value-type="string">
            <text:p>Pediatric Diabet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9781</text:p>
          </table:table-cell>
          <table:table-cell office:value-type="string">
            <text:p>MEDICINA VETERINÁRIA <text:s text:c="29"/></text:p>
          </table:table-cell>
          <table:table-cell office:value-type="string">
            <text:p>Peptides (New York, N.Y. 1980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MEDICINA VETERINÁRIA <text:s text:c="29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070</text:p>
          </table:table-cell>
          <table:table-cell office:value-type="string">
            <text:p>MEDICINA VETERINÁRIA <text:s text:c="29"/></text:p>
          </table:table-cell>
          <table:table-cell office:value-type="string">
            <text:p>Pesquisa Agropecuária Gaúch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MEDICINA VETERINÁRIA <text:s text:c="29"/></text:p>
          </table:table-cell>
          <table:table-cell office:value-type="string">
            <text:p>Pesquisa Agropecuária Tropical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49</text:p>
          </table:table-cell>
          <table:table-cell office:value-type="string">
            <text:p>MEDICINA VETERINÁRIA <text:s text:c="29"/></text:p>
          </table:table-cell>
          <table:table-cell office:value-type="string">
            <text:p>Pesquisa Antartica Brasil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MEDICINA VETERINÁRIA <text:s text:c="29"/></text:p>
          </table:table-cell>
          <table:table-cell office:value-type="string">
            <text:p>Pesquisa Veterinária Brasileir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MEDICINA VETERINÁRIA <text:s text:c="29"/></text:p>
          </table:table-cell>
          <table:table-cell office:value-type="string">
            <text:p>Pesticidas (UFP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7-7726</text:p>
          </table:table-cell>
          <table:table-cell office:value-type="string">
            <text:p>MEDICINA VETERINÁRIA <text:s text:c="29"/></text:p>
          </table:table-cell>
          <table:table-cell office:value-type="string">
            <text:p>Pferdeheilkun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3057</text:p>
          </table:table-cell>
          <table:table-cell office:value-type="string">
            <text:p>MEDICINA VETERINÁRIA <text:s text:c="29"/></text:p>
          </table:table-cell>
          <table:table-cell office:value-type="string">
            <text:p>Pharmacology, Biochemistry and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7-8620</text:p>
          </table:table-cell>
          <table:table-cell office:value-type="string">
            <text:p>MEDICINA VETERINÁRIA <text:s text:c="29"/></text:p>
          </table:table-cell>
          <table:table-cell office:value-type="string">
            <text:p>Pharmacologyonline (Salern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MEDICINA VETERINÁRIA <text:s text:c="29"/></text:p>
          </table:table-cell>
          <table:table-cell office:value-type="string">
            <text:p>Physiology &amp; Behavio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MEDICINA VETERINÁRIA <text:s text:c="29"/></text:p>
          </table:table-cell>
          <table:table-cell office:value-type="string">
            <text:p>Phytomedicine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9749</text:p>
          </table:table-cell>
          <table:table-cell office:value-type="string">
            <text:p>MEDICINA VETERINÁRIA <text:s text:c="29"/></text:p>
          </table:table-cell>
          <table:table-cell office:value-type="string">
            <text:p>Pig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004</text:p>
          </table:table-cell>
          <table:table-cell office:value-type="string">
            <text:p>MEDICINA VETERINÁRIA <text:s text:c="29"/></text:p>
          </table:table-cell>
          <table:table-cell office:value-type="string">
            <text:p>Placenta (Eastbour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909</text:p>
          </table:table-cell>
          <table:table-cell office:value-type="string">
            <text:p>MEDICINA VETERINÁRIA <text:s text:c="29"/></text:p>
          </table:table-cell>
          <table:table-cell office:value-type="string">
            <text:p>Plant Cell Culture &amp; Micropropag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MEDICINA VETERINÁRIA <text:s text:c="29"/></text:p>
          </table:table-cell>
          <table:table-cell office:value-type="string">
            <text:p>Plant Science (Limeric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MEDICINA VETERINÁRIA <text:s text:c="29"/></text:p>
          </table:table-cell>
          <table:table-cell office:value-type="string">
            <text:p>Plos O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791</text:p>
          </table:table-cell>
          <table:table-cell office:value-type="string">
            <text:p>MEDICINA VETERINÁRIA <text:s text:c="29"/></text:p>
          </table:table-cell>
          <table:table-cell office:value-type="string">
            <text:p>Poultry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5-8639</text:p>
          </table:table-cell>
          <table:table-cell office:value-type="string">
            <text:p>MEDICINA VETERINÁRIA <text:s text:c="29"/></text:p>
          </table:table-cell>
          <table:table-cell office:value-type="string">
            <text:p>Pratique Vétérinaire Équ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877</text:p>
          </table:table-cell>
          <table:table-cell office:value-type="string">
            <text:p>MEDICINA VETERINÁRIA <text:s text:c="29"/></text:p>
          </table:table-cell>
          <table:table-cell office:value-type="string">
            <text:p>Preventive Veterinary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3528</text:p>
          </table:table-cell>
          <table:table-cell office:value-type="string">
            <text:p>MEDICINA VETERINÁRIA <text:s text:c="29"/></text:p>
          </table:table-cell>
          <table:table-cell office:value-type="string">
            <text:p>Primate Repor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MEDICINA VETERINÁRIA <text:s text:c="29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9592</text:p>
          </table:table-cell>
          <table:table-cell office:value-type="string">
            <text:p>MEDICINA VETERINÁRIA <text:s text:c="29"/></text:p>
          </table:table-cell>
          <table:table-cell office:value-type="string">
            <text:p>Process Biochemistry (1966) (Cessou em 1990. Cont. c/ outro título e ISSN. Cessou novamente e voltou a ter o título anterior [Process Biochemistry]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MEDICINA VETERINÁRIA <text:s text:c="29"/></text:p>
          </table:table-cell>
          <table:table-cell office:value-type="string">
            <text:p>PTR. Phytotherap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3506</text:p>
          </table:table-cell>
          <table:table-cell office:value-type="string">
            <text:p>MEDICINA VETERINÁRIA <text:s text:c="29"/></text:p>
          </table:table-cell>
          <table:table-cell office:value-type="string">
            <text:p>Public Health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1-2477</text:p>
          </table:table-cell>
          <table:table-cell office:value-type="string">
            <text:p>MEDICINA VETERINÁRIA <text:s text:c="29"/></text:p>
          </table:table-cell>
          <table:table-cell office:value-type="string">
            <text:p>Publication - European Association for Animal Produc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63</text:p>
          </table:table-cell>
          <table:table-cell office:value-type="string">
            <text:p>MEDICINA VETERINÁRIA <text:s text:c="29"/></text:p>
          </table:table-cell>
          <table:table-cell office:value-type="string">
            <text:p>Pubvet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MEDICINA VETERINÁRIA <text:s text:c="29"/></text:p>
          </table:table-cell>
          <table:table-cell office:value-type="string">
            <text:p>Químic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MEDICINA VETERINÁRIA <text:s text:c="29"/></text:p>
          </table:table-cell>
          <table:table-cell office:value-type="string">
            <text:p>Radiation Measur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MEDICINA VETERINÁRIA <text:s text:c="29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5148</text:p>
          </table:table-cell>
          <table:table-cell office:value-type="string">
            <text:p>MEDICINA VETERINÁRIA <text:s text:c="29"/></text:p>
          </table:table-cell>
          <table:table-cell office:value-type="string">
            <text:p>Reactive &amp; Functional Polym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6-1429</text:p>
          </table:table-cell>
          <table:table-cell office:value-type="string">
            <text:p>MEDICINA VETERINÁRIA <text:s text:c="29"/></text:p>
          </table:table-cell>
          <table:table-cell office:value-type="string">
            <text:p>Recent Patents on Food, Nutrition &amp; Agricultu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0751</text:p>
          </table:table-cell>
          <table:table-cell office:value-type="string">
            <text:p>MEDICINA VETERINÁRIA <text:s text:c="29"/></text:p>
          </table:table-cell>
          <table:table-cell office:value-type="string">
            <text:p>Regenerativ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916</text:p>
          </table:table-cell>
          <table:table-cell office:value-type="string">
            <text:p>MEDICINA VETERINÁRIA <text:s text:c="29"/></text:p>
          </table:table-cell>
          <table:table-cell office:value-type="string">
            <text:p>RENOTE. Revista Novas Tecnologias n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1626</text:p>
          </table:table-cell>
          <table:table-cell office:value-type="string">
            <text:p>MEDICINA VETERINÁRIA <text:s text:c="29"/></text:p>
          </table:table-cell>
          <table:table-cell office:value-type="string">
            <text:p>Reproduction (Cambridg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6768</text:p>
          </table:table-cell>
          <table:table-cell office:value-type="string">
            <text:p>MEDICINA VETERINÁRIA <text:s text:c="29"/></text:p>
          </table:table-cell>
          <table:table-cell office:value-type="string">
            <text:p>Reproduction in Domestic Animals (199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1-3613</text:p>
          </table:table-cell>
          <table:table-cell office:value-type="string">
            <text:p>MEDICINA VETERINÁRIA <text:s text:c="29"/></text:p>
          </table:table-cell>
          <table:table-cell office:value-type="string">
            <text:p>Reproduction, Fertility and Develop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27</text:p>
          </table:table-cell>
          <table:table-cell office:value-type="string">
            <text:p>MEDICINA VETERINÁRIA <text:s text:c="29"/></text:p>
          </table:table-cell>
          <table:table-cell office:value-type="string">
            <text:p>Reproductive Biology and Endocri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483</text:p>
          </table:table-cell>
          <table:table-cell office:value-type="string">
            <text:p>MEDICINA VETERINÁRIA <text:s text:c="29"/></text:p>
          </table:table-cell>
          <table:table-cell office:value-type="string">
            <text:p>Reproductive BioMedicine Onl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6238</text:p>
          </table:table-cell>
          <table:table-cell office:value-type="string">
            <text:p>MEDICINA VETERINÁRIA <text:s text:c="29"/></text:p>
          </table:table-cell>
          <table:table-cell office:value-type="string">
            <text:p>Reproductive Toxicology (Elmsford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MEDICINA VETERINÁRIA <text:s text:c="29"/></text:p>
          </table:table-cell>
          <table:table-cell office:value-type="string">
            <text:p>Research in Veterina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5-8846</text:p>
          </table:table-cell>
          <table:table-cell office:value-type="string">
            <text:p>MEDICINA VETERINÁRIA <text:s text:c="29"/></text:p>
          </table:table-cell>
          <table:table-cell office:value-type="string">
            <text:p>Research Journal of Biological Scienc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9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Acadêmica: Ciências Agrárias e Ambientais (PUCPR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378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AIDIS de Ingeniería y Ciencias Ambient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aiana de Saúde Publ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Agrociencia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35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Agroe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Analises Clin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Biologia (Impresso) (Cessou em 2001. Cont. ISSN 1519-6984 Brazilian Journal of Bi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01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Ciências Morfológ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7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Engenharia de Pes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5-562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Entom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Farmac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06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Medicina Eqü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Medicina Veteriná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9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Milho e Sorg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552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Nutrição Anim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Nutrição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Odon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Ortoped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6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Parasitologia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80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Reprodução Anim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94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Saúde e Produção Anim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Toxic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77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Zoociênc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175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Zoologia (Impresso) (Cessou em 2008. Cont. ISSN 1984-4670 Zoologia (Curitiba. 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125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aating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6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aatinga (UFERS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e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59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FMV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605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iência em Extens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iências Médicas e Biológ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5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ientífica Eletrônica de Medicin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26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ientífica Rur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069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Colombiana de Ciencias Pecuar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4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a Faculdade de Medicina Veterinária de Valen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57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a Faculdade de Zootecnia, Veterinaria e Agronomia (PUCRS. Uruguai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859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a Sociedade Brasileira de Zootecnia (Cessou em 1996. Cont. 1516-3598 Revista Brasileira de Zootec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4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A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28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Biologia e Ciências da Ter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652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Biologia Neotropic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1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Ciências Agrárias (Belé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32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Ciências Agroveterinárias (UD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9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Ciências Farmacêuticas (Araraqua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1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Ciências Veterinárias (Lem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32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Educação Continuada do CRMV-S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Fisioterapia da Universidade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5-255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la Sociedad Venezolana de Microbiologí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54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Medicin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1074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Medicina Veterinaria (Bogotá) (Cessou em 1948. Cont. 0375-1074 Revista de Medicina Veterinaria (Bogotá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Neurociências (EPM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Patologi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969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Política Agrícol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570X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Salud Anim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o Instituto Adolfo Lutz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894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o Instituto de Ciencias da Saude (UNI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7504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Electrónica de Veterina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25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Eletrônica do Mestrado em Educação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00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Eletrônica Nutritim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HCPA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1406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Iberoamericana de Mic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434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Internacional de Língua Portuguesa (Pelo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0544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Mvz Cordob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37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Nacional da Car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140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Panamericana de Infectologí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89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Portuguesa de Ciências Veterinári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78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Universidade Rural. Série Ciências Exatas e da Terra (UFR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203</text:p>
          </table:table-cell>
          <table:table-cell office:value-type="string">
            <text:p>MEDICINA VETERINÁRIA <text:s text:c="29"/></text:p>
          </table:table-cell>
          <table:table-cell office:value-type="string">
            <text:p>Revista Verde de Agroecologia e Desenvolvimento Sustentáve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MEDICINA VETERINÁRIA <text:s text:c="29"/></text:p>
          </table:table-cell>
          <table:table-cell office:value-type="string">
            <text:p>RSBC. Revista-Sociedades Brasileiras de Cânce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499</text:p>
          </table:table-cell>
          <table:table-cell office:value-type="string">
            <text:p>MEDICINA VETERINÁRIA <text:s text:c="29"/></text:p>
          </table:table-cell>
          <table:table-cell office:value-type="string">
            <text:p>Saúde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870</text:p>
          </table:table-cell>
          <table:table-cell office:value-type="string">
            <text:p>MEDICINA VETERINÁRIA <text:s text:c="29"/></text:p>
          </table:table-cell>
          <table:table-cell office:value-type="string">
            <text:p>Saúde 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92</text:p>
          </table:table-cell>
          <table:table-cell office:value-type="string">
            <text:p>MEDICINA VETERINÁRIA <text:s text:c="29"/></text:p>
          </table:table-cell>
          <table:table-cell office:value-type="string">
            <text:p>Saúde em Evidência (FEJ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7281</text:p>
          </table:table-cell>
          <table:table-cell office:value-type="string">
            <text:p>MEDICINA VETERINÁRIA <text:s text:c="29"/></text:p>
          </table:table-cell>
          <table:table-cell office:value-type="string">
            <text:p>Schweizer Archiv für Tierheilkun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75</text:p>
          </table:table-cell>
          <table:table-cell office:value-type="string">
            <text:p>MEDICINA VETERINÁRIA <text:s text:c="29"/></text:p>
          </table:table-cell>
          <table:table-cell office:value-type="string">
            <text:p>Scientia (Vila Vel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MEDICINA VETERINÁRIA <text:s text:c="29"/></text:p>
          </table:table-cell>
          <table:table-cell office:value-type="string">
            <text:p>Scientia Agrícol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859X</text:p>
          </table:table-cell>
          <table:table-cell office:value-type="string">
            <text:p>MEDICINA VETERINÁRIA <text:s text:c="29"/></text:p>
          </table:table-cell>
          <table:table-cell office:value-type="string">
            <text:p>Selecciones Veterinar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MEDICINA VETERINÁRIA <text:s text:c="29"/></text:p>
          </table:table-cell>
          <table:table-cell office:value-type="string">
            <text:p>Semina (Londri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MEDICINA VETERINÁRIA <text:s text:c="29"/></text:p>
          </table:table-cell>
          <table:table-cell office:value-type="string">
            <text:p>Semina. Ciências Agrária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MEDICINA VETERINÁRIA <text:s text:c="29"/></text:p>
          </table:table-cell>
          <table:table-cell office:value-type="string">
            <text:p>Semina. Ciências Agrária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97</text:p>
          </table:table-cell>
          <table:table-cell office:value-type="string">
            <text:p>MEDICINA VETERINÁRIA <text:s text:c="29"/></text:p>
          </table:table-cell>
          <table:table-cell office:value-type="string">
            <text:p>Sitientibus. Série Ciências Bi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4488</text:p>
          </table:table-cell>
          <table:table-cell office:value-type="string">
            <text:p>MEDICINA VETERINÁRIA <text:s text:c="29"/></text:p>
          </table:table-cell>
          <table:table-cell office:value-type="string">
            <text:p>Small Rumina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98</text:p>
          </table:table-cell>
          <table:table-cell office:value-type="string">
            <text:p>MEDICINA VETERINÁRIA <text:s text:c="29"/></text:p>
          </table:table-cell>
          <table:table-cell office:value-type="string">
            <text:p>South American Journal of Herpet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5099</text:p>
          </table:table-cell>
          <table:table-cell office:value-type="string">
            <text:p>MEDICINA VETERINÁRIA <text:s text:c="29"/></text:p>
          </table:table-cell>
          <table:table-cell office:value-type="string">
            <text:p>Stem Cells (Dayton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1971</text:p>
          </table:table-cell>
          <table:table-cell office:value-type="string">
            <text:p>MEDICINA VETERINÁRIA <text:s text:c="29"/></text:p>
          </table:table-cell>
          <table:table-cell office:value-type="string">
            <text:p>Systematic and Applied Aca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52</text:p>
          </table:table-cell>
          <table:table-cell office:value-type="string">
            <text:p>MEDICINA VETERINÁRIA <text:s text:c="29"/></text:p>
          </table:table-cell>
          <table:table-cell office:value-type="string">
            <text:p>Systematic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1889</text:p>
          </table:table-cell>
          <table:table-cell office:value-type="string">
            <text:p>MEDICINA VETERINÁRIA <text:s text:c="29"/></text:p>
          </table:table-cell>
          <table:table-cell office:value-type="string">
            <text:p>Técnica Pecuaria en Méx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MEDICINA VETERINÁRIA <text:s text:c="29"/></text:p>
          </table:table-cell>
          <table:table-cell office:value-type="string">
            <text:p>Tecno-Lógica (UNI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71</text:p>
          </table:table-cell>
          <table:table-cell office:value-type="string">
            <text:p>MEDICINA VETERINÁRIA <text:s text:c="29"/></text:p>
          </table:table-cell>
          <table:table-cell office:value-type="string">
            <text:p>Tecnologia &amp; Ciência Agropecu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05</text:p>
          </table:table-cell>
          <table:table-cell office:value-type="string">
            <text:p>MEDICINA VETERINÁRIA <text:s text:c="29"/></text:p>
          </table:table-cell>
          <table:table-cell office:value-type="string">
            <text:p>Tecnologia e Ciência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3211</text:p>
          </table:table-cell>
          <table:table-cell office:value-type="string">
            <text:p>MEDICINA VETERINÁRIA <text:s text:c="29"/></text:p>
          </table:table-cell>
          <table:table-cell office:value-type="string">
            <text:p>Teratogenesis, Carcinogenesis and Mutagenesis (Print) (Cessou em 2003. Cont. ISSN 1542-9733 Birth Defects Research. Part B. Developmental and Reproductive Toxicolog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MEDICINA VETERINÁRIA <text:s text:c="29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6X</text:p>
          </table:table-cell>
          <table:table-cell office:value-type="string">
            <text:p>MEDICINA VETERINÁRIA <text:s text:c="29"/></text:p>
          </table:table-cell>
          <table:table-cell office:value-type="string">
            <text:p>The Anatomical Record (Print) (Cessou em 2002. Foi desmembrado em dois: ISSN 1552-4884 The Anatomical Record. Part A, Discoveries in Molecular, Cellular, and Evolutionary Biology e ISSN 1552-4906 The Anatomical Record. Part B, New Anatomis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6-0719</text:p>
          </table:table-cell>
          <table:table-cell office:value-type="string">
            <text:p>MEDICINA VETERINÁRIA <text:s text:c="29"/></text:p>
          </table:table-cell>
          <table:table-cell office:value-type="string">
            <text:p>The Biologist (Li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MEDICINA VETERINÁRIA <text:s text:c="29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8047</text:p>
          </table:table-cell>
          <table:table-cell office:value-type="string">
            <text:p>MEDICINA VETERINÁRIA <text:s text:c="29"/></text:p>
          </table:table-cell>
          <table:table-cell office:value-type="string">
            <text:p>The Clinical Journal of Pai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1003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American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064X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Applied Research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2666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Applied Research in Veterinary Medicine (Cessou em 2004. Cont. ISSN 1559-4602 International Journal of Applied Research in Veterinary Medic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38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Clinical Investig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Craniofacial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Essential Oi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631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Membrane 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395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Parasi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930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Venomous Animals and Toxin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80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Venomous Animals and Toxins Including Tropical Diseases (CD-ROM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MEDICINA VETERINÁRIA <text:s text:c="29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2882</text:p>
          </table:table-cell>
          <table:table-cell office:value-type="string">
            <text:p>MEDICINA VETERINÁRIA <text:s text:c="29"/></text:p>
          </table:table-cell>
          <table:table-cell office:value-type="string">
            <text:p>The Open Nutrition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3668</text:p>
          </table:table-cell>
          <table:table-cell office:value-type="string">
            <text:p>MEDICINA VETERINÁRIA <text:s text:c="29"/></text:p>
          </table:table-cell>
          <table:table-cell office:value-type="string">
            <text:p>The Pediatric Infectious Disease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5616</text:p>
          </table:table-cell>
          <table:table-cell office:value-type="string">
            <text:p>MEDICINA VETERINÁRIA <text:s text:c="29"/></text:p>
          </table:table-cell>
          <table:table-cell office:value-type="string">
            <text:p>The Veterinary Clinics of North America. Small Animal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233</text:p>
          </table:table-cell>
          <table:table-cell office:value-type="string">
            <text:p>MEDICINA VETERINÁRIA <text:s text:c="29"/></text:p>
          </table:table-cell>
          <table:table-cell office:value-type="string">
            <text:p>The Veterinary Journal (London, England. 199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MEDICINA VETERINÁRIA <text:s text:c="29"/></text:p>
          </table:table-cell>
          <table:table-cell office:value-type="string">
            <text:p>Therioge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239</text:p>
          </table:table-cell>
          <table:table-cell office:value-type="string">
            <text:p>MEDICINA VETERINÁRIA <text:s text:c="29"/></text:p>
          </table:table-cell>
          <table:table-cell office:value-type="string">
            <text:p>Tierärztliche Praxis. Ausgabe Kleintiere, Heimtier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MEDICINA VETERINÁRIA <text:s text:c="29"/></text:p>
          </table:table-cell>
          <table:table-cell office:value-type="string">
            <text:p>Tissue &amp; Cel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6233</text:p>
          </table:table-cell>
          <table:table-cell office:value-type="string">
            <text:p>MEDICINA VETERINÁRIA <text:s text:c="29"/></text:p>
          </table:table-cell>
          <table:table-cell office:value-type="string">
            <text:p>Toxicologic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2333</text:p>
          </table:table-cell>
          <table:table-cell office:value-type="string">
            <text:p>MEDICINA VETERINÁRIA <text:s text:c="29"/></text:p>
          </table:table-cell>
          <table:table-cell office:value-type="string">
            <text:p>Toxicology in Vit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MEDICINA VETERINÁRIA <text:s text:c="29"/></text:p>
          </table:table-cell>
          <table:table-cell office:value-type="string">
            <text:p>Toxicology Lett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MEDICINA VETERINÁRIA <text:s text:c="29"/></text:p>
          </table:table-cell>
          <table:table-cell office:value-type="string">
            <text:p>Toxicon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9203</text:p>
          </table:table-cell>
          <table:table-cell office:value-type="string">
            <text:p>MEDICINA VETERINÁRIA <text:s text:c="29"/></text:p>
          </table:table-cell>
          <table:table-cell office:value-type="string">
            <text:p>Transactions of the Royal Society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4747</text:p>
          </table:table-cell>
          <table:table-cell office:value-type="string">
            <text:p>MEDICINA VETERINÁRIA <text:s text:c="29"/></text:p>
          </table:table-cell>
          <table:table-cell office:value-type="string">
            <text:p>Tropical Animal Health and Produ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1-3312</text:p>
          </table:table-cell>
          <table:table-cell office:value-type="string">
            <text:p>MEDICINA VETERINÁRIA <text:s text:c="29"/></text:p>
          </table:table-cell>
          <table:table-cell office:value-type="string">
            <text:p>Tropicultura (Antwerpe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9792</text:p>
          </table:table-cell>
          <table:table-cell office:value-type="string">
            <text:p>MEDICINA VETERINÁRIA <text:s text:c="29"/></text:p>
          </table:table-cell>
          <table:table-cell office:value-type="string">
            <text:p>Tuberculosis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79</text:p>
          </table:table-cell>
          <table:table-cell office:value-type="string">
            <text:p>MEDICINA VETERINÁRIA <text:s text:c="29"/></text:p>
          </table:table-cell>
          <table:table-cell office:value-type="string">
            <text:p>UNISA Biological and Health Sciences Jour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334</text:p>
          </table:table-cell>
          <table:table-cell office:value-type="string">
            <text:p>MEDICINA VETERINÁRIA <text:s text:c="29"/></text:p>
          </table:table-cell>
          <table:table-cell office:value-type="string">
            <text:p>Universitas. Biociências (UNICEUB) (Cessou em 2001. Fundiu-se com ISSN 1518-6342 Universitas. Psicologia e ISSN 1678-5398 Universitas. Ciências da Súde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MEDICINA VETERINÁRIA <text:s text:c="29"/></text:p>
          </table:table-cell>
          <table:table-cell office:value-type="string">
            <text:p>Vaccine (Guild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6887</text:p>
          </table:table-cell>
          <table:table-cell office:value-type="string">
            <text:p>MEDICINA VETERINÁRIA <text:s text:c="29"/></text:p>
          </table:table-cell>
          <table:table-cell office:value-type="string">
            <text:p>Vaccines, Children &amp; Practice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3667</text:p>
          </table:table-cell>
          <table:table-cell office:value-type="string">
            <text:p>MEDICINA VETERINÁRIA <text:s text:c="29"/></text:p>
          </table:table-cell>
          <table:table-cell office:value-type="string">
            <text:p>Vector Borne and Zoonotic Diseases (Larchmont, N.Y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092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ia (Méxic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716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ária e Zootecnia (UNE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237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ária em Foco (ULB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463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ária Notícias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119X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ária Técn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8427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ární Medicí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2-5480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ski Arhiv (Tisak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2987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Anaesthesia and Analgesi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810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and Comparative 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814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and Comparative Orthopaedics and Trau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6382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Clin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4493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Derma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2427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Immunology and Immunopath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135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Microbiology (Amsterdam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5216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Ophthal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Parasi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858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Pathology (Cessou em uuu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8183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Radiology and Ultrasoun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900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Re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249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7380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Research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3499</text:p>
          </table:table-cell>
          <table:table-cell office:value-type="string">
            <text:p>MEDICINA VETERINÁRIA <text:s text:c="29"/></text:p>
          </table:table-cell>
          <table:table-cell office:value-type="string">
            <text:p>Veterinary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8569</text:p>
          </table:table-cell>
          <table:table-cell office:value-type="string">
            <text:p>MEDICINA VETERINÁRIA <text:s text:c="29"/></text:p>
          </table:table-cell>
          <table:table-cell office:value-type="string">
            <text:p>Virus Gen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702</text:p>
          </table:table-cell>
          <table:table-cell office:value-type="string">
            <text:p>MEDICINA VETERINÁRIA <text:s text:c="29"/></text:p>
          </table:table-cell>
          <table:table-cell office:value-type="string">
            <text:p>Virus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63</text:p>
          </table:table-cell>
          <table:table-cell office:value-type="string">
            <text:p>MEDICINA VETERINÁRIA <text:s text:c="29"/></text:p>
          </table:table-cell>
          <table:table-cell office:value-type="string">
            <text:p>Virus Reviews an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63</text:p>
          </table:table-cell>
          <table:table-cell office:value-type="string">
            <text:p>MEDICINA VETERINÁRIA <text:s text:c="29"/></text:p>
          </table:table-cell>
          <table:table-cell office:value-type="string">
            <text:p>Vittale (FUR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1223</text:p>
          </table:table-cell>
          <table:table-cell office:value-type="string">
            <text:p>MEDICINA VETERINÁRIA <text:s text:c="29"/></text:p>
          </table:table-cell>
          <table:table-cell office:value-type="string">
            <text:p>Water Science an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1917</text:p>
          </table:table-cell>
          <table:table-cell office:value-type="string">
            <text:p>MEDICINA VETERINÁRIA <text:s text:c="29"/></text:p>
          </table:table-cell>
          <table:table-cell office:value-type="string">
            <text:p>Water Supply (Cessou em 2000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5-6491</text:p>
          </table:table-cell>
          <table:table-cell office:value-type="string">
            <text:p>MEDICINA VETERINÁRIA <text:s text:c="29"/></text:p>
          </table:table-cell>
          <table:table-cell office:value-type="string">
            <text:p>Wetchasan Sattawaphae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35-3712</text:p>
          </table:table-cell>
          <table:table-cell office:value-type="string">
            <text:p>MEDICINA VETERINÁRIA <text:s text:c="29"/></text:p>
          </table:table-cell>
          <table:table-cell office:value-type="string">
            <text:p>Wildlife Research (East Melbour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MEDICINA VETERINÁRIA <text:s text:c="29"/></text:p>
          </table:table-cell>
          <table:table-cell office:value-type="string">
            <text:p>World Journal of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MEDICINA VETERINÁRIA <text:s text:c="29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0710</text:p>
          </table:table-cell>
          <table:table-cell office:value-type="string">
            <text:p>MEDICINA VETERINÁRIA <text:s text:c="29"/></text:p>
          </table:table-cell>
          <table:table-cell office:value-type="string">
            <text:p>World Mycotoxin Journal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3-9339</text:p>
          </table:table-cell>
          <table:table-cell office:value-type="string">
            <text:p>MEDICINA VETERINÁRIA <text:s text:c="29"/></text:p>
          </table:table-cell>
          <table:table-cell office:value-type="string">
            <text:p>World's Poultry Science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3188</text:p>
          </table:table-cell>
          <table:table-cell office:value-type="string">
            <text:p>MEDICINA VETERINÁRIA <text:s text:c="29"/></text:p>
          </table:table-cell>
          <table:table-cell office:value-type="string">
            <text:p>Zoo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2378</text:p>
          </table:table-cell>
          <table:table-cell office:value-type="string">
            <text:p>MEDICINA VETERINÁRIA <text:s text:c="29"/></text:p>
          </table:table-cell>
          <table:table-cell office:value-type="string">
            <text:p>Zoonoses and Public Health (Interne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1959</text:p>
          </table:table-cell>
          <table:table-cell office:value-type="string">
            <text:p>MEDICINA VETERINÁRIA <text:s text:c="29"/></text:p>
          </table:table-cell>
          <table:table-cell office:value-type="string">
            <text:p>Zoonoses and Public Healt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5-5326</text:p>
          </table:table-cell>
          <table:table-cell office:value-type="string">
            <text:p>MEDICINA VETERINÁRIA <text:s text:c="29"/></text:p>
          </table:table-cell>
          <table:table-cell office:value-type="string">
            <text:p>Zootaxa (Aucklan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1994</text:p>
          </table:table-cell>
          <table:table-cell office:value-type="string">
            <text:p>MEDICINA VETERINÁRIA <text:s text:c="29"/></text:p>
          </table:table-cell>
          <table:table-cell office:value-type="string">
            <text:p>Zygote (Cambridge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1:36</dc:date>
    <dc:creator>Marco Silva</dc:creator>
    <meta:document-statistic meta:table-count="1" meta:cell-count="3467" meta:object-count="0"/>
    <meta:generator>OpenOffice.org/3.2$Unix OpenOffice.org_project/320m12$Build-9483</meta:generator>
  </office:meta>
</office:document-meta>
</file>